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62" table:default-cell-style-name="ce1"/>
        <table:table-column table:style-name="co2" table:number-columns-repeated="96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Empire</text:p>
          </table:table-cell>
          <table:table-cell table:number-columns-repeated="9"/>
          <table:table-cell office:value-type="string">
            <text:p>Undead</text:p>
          </table:table-cell>
          <table:table-cell table:number-columns-repeated="9"/>
          <table:table-cell office:value-type="string">
            <text:p>Cymria</text:p>
          </table:table-cell>
          <table:table-cell table:number-columns-repeated="9"/>
          <table:table-cell office:value-type="string">
            <text:p>Elf</text:p>
          </table:table-cell>
          <table:table-cell table:number-columns-repeated="8"/>
          <table:table-cell office:value-type="string">
            <text:p>Steppe</text:p>
          </table:table-cell>
          <table:table-cell table:number-columns-repeated="9"/>
          <table:table-cell office:value-type="string">
            <text:p>Visatari</text:p>
          </table:table-cell>
          <table:table-cell table:number-columns-repeated="9"/>
          <table:table-cell office:value-type="string">
            <text:p>Almodoazra</text:p>
          </table:table-cell>
          <table:table-cell table:number-columns-repeated="9"/>
          <table:table-cell office:value-type="string">
            <text:p>Zephyria</text:p>
          </table:table-cell>
          <table:table-cell table:number-columns-repeated="10"/>
          <table:table-cell office:value-type="string">
            <text:p>Skagoi</text:p>
          </table:table-cell>
          <table:table-cell table:number-columns-repeated="9"/>
          <table:table-cell office:value-type="string">
            <text:p>Varjojen</text:p>
          </table:table-cell>
          <table:table-cell table:number-columns-repeated="929"/>
        </table:table-row>
        <table:table-row table:style-name="ro2">
          <table:table-cell table:number-columns-repeated="4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3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/>
          <table:table-cell office:value-type="string">
            <text:p>Tianing</text:p>
          </table:table-cell>
          <table:table-cell table:number-columns-repeated="9"/>
          <table:table-cell office:value-type="string">
            <text:p>Naga</text:p>
          </table:table-cell>
          <table:table-cell table:number-columns-repeated="9"/>
          <table:table-cell office:value-type="string">
            <text:p>Eastern Riverland</text:p>
          </table:table-cell>
          <table:table-cell table:number-columns-repeated="9"/>
          <table:table-cell office:value-type="string">
            <text:p>Azur</text:p>
          </table:table-cell>
          <table:table-cell table:number-columns-repeated="10"/>
          <table:table-cell office:value-type="string">
            <text:p>Empire of Man</text:p>
          </table:table-cell>
          <table:table-cell table:number-columns-repeated="10"/>
          <table:table-cell office:value-type="string">
            <text:p>Harpy</text:p>
          </table:table-cell>
          <table:table-cell table:number-columns-repeated="9"/>
          <table:table-cell office:value-type="string">
            <text:p>Perygmer</text:p>
          </table:table-cell>
          <table:table-cell table:number-columns-repeated="9"/>
          <table:table-cell office:value-type="string">
            <text:p>Giants</text:p>
          </table:table-cell>
          <table:table-cell table:number-columns-repeated="847"/>
        </table:table-row>
        <table:table-row table:style-name="ro2">
          <table:table-cell table:number-columns-repeated="3"/>
          <table:table-cell office:value-type="string">
            <text:p>Imp.Pik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6]+[.F6]+[.G6]+[.H6]+[.I6]+[.J6]" office:value-type="float" office:value="5">
            <text:p>5</text:p>
          </table:table-cell>
          <table:table-cell/>
          <table:table-cell office:value-type="string">
            <text:p>Ghost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O6]+[.P6]+[.Q6]+[.R6]+[.S6]+[.T6]" office:value-type="float" office:value="6">
            <text:p>6</text:p>
          </table:table-cell>
          <table:table-cell/>
          <table:table-cell office:value-type="string">
            <text:p>Ker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Y6]+[.Z6]+[.AA6]+[.AB6]+[.AC6]+[.AD6]" office:value-type="float" office:value="5">
            <text:p>5</text:p>
          </table:table-cell>
          <table:table-cell/>
          <table:table-cell office:value-type="string">
            <text:p>Ao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I6]+[.AJ6]+[.AK6]+[.AL6]+[.AM6]+[.AN6]" office:value-type="float" office:value="8">
            <text:p>8</text:p>
          </table:table-cell>
          <table:table-cell/>
          <table:table-cell office:value-type="string">
            <text:p>Steppe-Warrior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S6]+[.AT6]+[.AU6]+[.AV6]+[.AW6]+[.AX6]" office:value-type="float" office:value="5">
            <text:p>5</text:p>
          </table:table-cell>
          <table:table-cell/>
          <table:table-cell office:value-type="string">
            <text:p>City-Milit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C6]+[.BD6]+[.BE6]+[.BF6]+[.BG6]+[.BH6]" office:value-type="float" office:value="4">
            <text:p>4</text:p>
          </table:table-cell>
          <table:table-cell/>
          <table:table-cell office:value-type="string">
            <text:p>Lance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M6]+[.BN6]+[.BO6]+[.BP6]+[.BQ6]+[.BR6]" office:value-type="float" office:value="5">
            <text:p>5</text:p>
          </table:table-cell>
          <table:table-cell/>
          <table:table-cell office:value-type="string">
            <text:p>Arbalest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W6]+[.BX6]+[.BY6]+[.BZ6]+[.CA6]+[.CB6]" office:value-type="float" office:value="5">
            <text:p>5</text:p>
          </table:table-cell>
          <table:table-cell table:number-columns-repeated="2"/>
          <table:table-cell office:value-type="string">
            <text:p>Tribal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H6]+[.CI6]+[.CJ6]+[.CK6]+[.CL6]+[.CM6]" office:value-type="float" office:value="5">
            <text:p>5</text:p>
          </table:table-cell>
          <table:table-cell/>
          <table:table-cell office:value-type="string">
            <text:p>Varjoejn Warrio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R6]+[.CS6]+[.CT6]+[.CU6]+[.CV6]+[.CW6]" office:value-type="float" office:value="10">
            <text:p>10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office:value-type="string">
            <text:p>Vergleich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office:value-type="string">
            <text:p>Vergleich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Tilidan</text:p>
          </table:table-cell>
          <table:table-cell table:number-columns-repeated="836"/>
        </table:table-row>
        <table:table-row table:style-name="ro2">
          <table:table-cell table:number-columns-repeated="3"/>
          <table:table-cell office:value-type="string">
            <text:p>Freeshooter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7]+[.F7]+[.G7]+[.H7]+[.I7]+[.J7]" office:value-type="float" office:value="10">
            <text:p>10</text:p>
          </table:table-cell>
          <table:table-cell/>
          <table:table-cell office:value-type="string">
            <text:p>Ref.Le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O7]+[.P7]+[.Q7]+[.R7]+[.S7]+[.T7]" office:value-type="float" office:value="13">
            <text:p>13</text:p>
          </table:table-cell>
          <table:table-cell/>
          <table:table-cell office:value-type="string">
            <text:p>Gallowglas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Y7]+[.Z7]+[.AA7]+[.AB7]+[.AC7]+[.AD7]" office:value-type="float" office:value="10">
            <text:p>10</text:p>
          </table:table-cell>
          <table:table-cell/>
          <table:table-cell office:value-type="string">
            <text:p>Swordmas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I7]+[.AJ7]+[.AK7]+[.AL7]+[.AM7]+[.AN7]" office:value-type="float" office:value="11">
            <text:p>11</text:p>
          </table:table-cell>
          <table:table-cell/>
          <table:table-cell office:value-type="string">
            <text:p>Campguar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S7]+[.AT7]+[.AU7]+[.AV7]+[.AW7]+[.AX7]" office:value-type="float" office:value="10">
            <text:p>10</text:p>
          </table:table-cell>
          <table:table-cell/>
          <table:table-cell office:value-type="string">
            <text:p>Freecompany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C7]+[.BD7]+[.BE7]+[.BF7]+[.BG7]+[.BH7]" office:value-type="float" office:value="10">
            <text:p>10</text:p>
          </table:table-cell>
          <table:table-cell/>
          <table:table-cell office:value-type="string">
            <text:p>Men-at-Arm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M7]+[.BN7]+[.BO7]+[.BP7]+[.BQ7]+[.BR7]" office:value-type="float" office:value="9">
            <text:p>9</text:p>
          </table:table-cell>
          <table:table-cell/>
          <table:table-cell office:value-type="string">
            <text:p>Reformed Paves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W7]+[.BX7]+[.BY7]+[.BZ7]+[.CA7]+[.CB7]" office:value-type="float" office:value="9">
            <text:p>9</text:p>
          </table:table-cell>
          <table:table-cell table:number-columns-repeated="2"/>
          <table:table-cell office:value-type="string">
            <text:p>Swordm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H7]+[.CI7]+[.CJ7]+[.CK7]+[.CL7]+[.CM7]" office:value-type="float" office:value="9">
            <text:p>9</text:p>
          </table:table-cell>
          <table:table-cell/>
          <table:table-cell office:value-type="string">
            <text:p>Night Hun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R7]+[.CS7]+[.CT7]+[.CU7]+[.CV7]+[.CW7]" office:value-type="float" office:value="13">
            <text:p>13</text:p>
          </table:table-cell>
          <table:table-cell/>
          <table:table-cell office:value-type="string">
            <text:p>Crossbow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B7]+[.DC7]+[.DD7]+[.DE7]+[.DF7]+[.DG7]" office:value-type="float" office:value="6">
            <text:p>6</text:p>
          </table:table-cell>
          <table:table-cell/>
          <table:table-cell office:value-type="string">
            <text:p>Naga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L7]+[.DM7]+[.DN7]+[.DO7]+[.DP7]+[.DQ7]" office:value-type="float" office:value="6">
            <text:p>6</text:p>
          </table:table-cell>
          <table:table-cell/>
          <table:table-cell office:value-type="string">
            <text:p>Eastern Milit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V7]+[.DW7]+[.DX7]+[.DY7]+[.DZ7]+[.EA7]" office:value-type="float" office:value="8">
            <text:p>8</text:p>
          </table:table-cell>
          <table:table-cell/>
          <table:table-cell office:value-type="string">
            <text:p>Tribal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F7]+[.EG7]+[.EH7]+[.EI7]+[.EJ7]+[.EK7]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erial Sold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Q7]+[.ER7]+[.ES7]+[.ET7]+[.EU7]+[.EV7]"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Wingles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B7]+[.FC7]+[.FD7]+[.FE7]+[.FF7]+[.FG7]" office:value-type="float" office:value="7">
            <text:p>7</text:p>
          </table:table-cell>
          <table:table-cell table:style-name="Default"/>
          <table:table-cell office:value-type="string">
            <text:p>Mountain Warri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L7]+[.FM7]+[.FN7]+[.FO7]+[.FP7]+[.FQ7]" office:value-type="float" office:value="8">
            <text:p>8</text:p>
          </table:table-cell>
          <table:table-cell/>
          <table:table-cell office:value-type="string">
            <text:p>Giants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V7]+[.FW7]+[.FX7]+[.FY7]+[.FZ7]+[.GA7]" office:value-type="float" office:value="9">
            <text:p>9</text:p>
          </table:table-cell>
          <table:table-cell table:number-columns-repeated="3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828"/>
        </table:table-row>
        <table:table-row table:style-name="ro3">
          <table:table-cell table:number-columns-repeated="3"/>
          <table:table-cell office:value-type="string">
            <text:p>Imp L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8]+[.F8]+[.G8]+[.H8]+[.I8]+[.J8]" office:value-type="float" office:value="14">
            <text:p>14</text:p>
          </table:table-cell>
          <table:table-cell/>
          <table:table-cell office:value-type="string">
            <text:p>Reformed Te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O8]+[.P8]+[.Q8]+[.R8]+[.S8]+[.T8]" office:value-type="float" office:value="17">
            <text:p>17</text:p>
          </table:table-cell>
          <table:table-cell/>
          <table:table-cell office:value-type="string">
            <text:p>Cymrian Skirmisher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Y8]+[.Z8]+[.AA8]+[.AB8]+[.AC8]+[.AD8]" office:value-type="float" office:value="13">
            <text:p>13</text:p>
          </table:table-cell>
          <table:table-cell/>
          <table:table-cell office:value-type="string">
            <text:p>Banshe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AI8]+[.AJ8]+[.AK8]+[.AL8]+[.AM8]+[.AN8]" office:value-type="float" office:value="15">
            <text:p>15</text:p>
          </table:table-cell>
          <table:table-cell/>
          <table:table-cell office:value-type="string">
            <text:p>River-Raider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AS8]+[.AT8]+[.AU8]+[.AV8]+[.AW8]+[.AX8]" office:value-type="float" office:value="16">
            <text:p>16</text:p>
          </table:table-cell>
          <table:table-cell/>
          <table:table-cell office:value-type="string">
            <text:p>City-Defend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BC8]+[.BD8]+[.BE8]+[.BF8]+[.BG8]+[.BH8]" office:value-type="float" office:value="16">
            <text:p>16</text:p>
          </table:table-cell>
          <table:table-cell/>
          <table:table-cell office:value-type="string">
            <text:p>Reformed Lace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BM8]+[.BN8]+[.BO8]+[.BP8]+[.BQ8]+[.BR8]" office:value-type="float" office:value="14">
            <text:p>14</text:p>
          </table:table-cell>
          <table:table-cell/>
          <table:table-cell office:value-type="string">
            <text:p>Zepyhrian Shoo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BW8]+[.BX8]+[.BY8]+[.BZ8]+[.CA8]+[.CB8]" office:value-type="float" office:value="13">
            <text:p>13</text:p>
          </table:table-cell>
          <table:table-cell table:number-columns-repeated="2"/>
          <table:table-cell office:value-type="string">
            <text:p>Black Plat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H8]+[.CI8]+[.CJ8]+[.CK8]+[.CL8]+[.CM8]" office:value-type="float" office:value="12">
            <text:p>12</text:p>
          </table:table-cell>
          <table:table-cell/>
          <table:table-cell office:value-type="string">
            <text:p>Night Stalk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CR8]+[.CS8]+[.CT8]+[.CU8]+[.CV8]+[.CW8]" office:value-type="float" office:value="17">
            <text:p>17</text:p>
          </table:table-cell>
          <table:table-cell/>
          <table:table-cell office:value-type="string">
            <text:p>Grenadi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B8]+[.DC8]+[.DD8]+[.DE8]+[.DF8]+[.DG8]" office:value-type="float" office:value="12">
            <text:p>12</text:p>
          </table:table-cell>
          <table:table-cell/>
          <table:table-cell office:value-type="string">
            <text:p>Naga Gua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L8]+[.DM8]+[.DN8]+[.DO8]+[.DP8]+[.DQ8]" office:value-type="float" office:value="10">
            <text:p>10</text:p>
          </table:table-cell>
          <table:table-cell/>
          <table:table-cell office:value-type="string">
            <text:p>Longsword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V8]+[.DW8]+[.DX8]+[.DY8]+[.DZ8]+[.EA8]" office:value-type="float" office:value="10">
            <text:p>10</text:p>
          </table:table-cell>
          <table:table-cell/>
          <table:table-cell table:style-name="Default" office:value-type="string">
            <text:p>Tribal Champions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F8]+[.EG8]+[.EH8]+[.EI8]+[.EJ8]+[.EK8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Imperial Borderuard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Q8]+[.ER8]+[.ES8]+[.ET8]+[.EU8]+[.EV8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Manhunt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FB8]+[.FC8]+[.FD8]+[.FE8]+[.FF8]+[.FG8]" office:value-type="float" office:value="12">
            <text:p>12</text:p>
          </table:table-cell>
          <table:table-cell table:style-name="Default"/>
          <table:table-cell table:style-name="Default" office:value-type="string">
            <text:p>Hall Guardia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FL8]+[.FM8]+[.FN8]+[.FO8]+[.FP8]+[.FQ8]" office:value-type="float" office:value="12">
            <text:p>12</text:p>
          </table:table-cell>
          <table:table-cell/>
          <table:table-cell table:style-name="Default" office:value-type="string">
            <text:p>Giants Archer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FV8]+[.FW8]+[.FX8]+[.FY8]+[.FZ8]+[.GA8]" office:value-type="float" office:value="12">
            <text:p>12</text:p>
          </table:table-cell>
          <table:table-cell table:number-columns-repeated="2"/>
          <table:table-cell office:value-type="string">
            <text:p>Tribal Fighte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G8]+[.GH8]+[.GI8]+[.GJ8]+[.GK8]+[.GL8]" office:value-type="float" office:value="4">
            <text:p>4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Imp.Stormtroop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E9]+[.F9]+[.G9]+[.H9]+[.I9]+[.J9]" office:value-type="float" office:value="18">
            <text:p>18</text:p>
          </table:table-cell>
          <table:table-cell/>
          <table:table-cell office:value-type="string">
            <text:p>Pol.Defe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O9]+[.P9]+[.Q9]+[.R9]+[.S9]+[.T9]" office:value-type="float" office:value="18">
            <text:p>18</text:p>
          </table:table-cell>
          <table:table-cell/>
          <table:table-cell office:value-type="string">
            <text:p>Cymrian Inf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Y9]+[.Z9]+[.AA9]+[.AB9]+[.AC9]+[.AD9]" office:value-type="float" office:value="18">
            <text:p>18</text:p>
          </table:table-cell>
          <table:table-cell/>
          <table:table-cell office:value-type="string">
            <text:p>Mistwalk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AI9]+[.AJ9]+[.AK9]+[.AL9]+[.AM9]+[.AN9]" office:value-type="float" office:value="19">
            <text:p>19</text:p>
          </table:table-cell>
          <table:table-cell/>
          <table:table-cell office:value-type="string">
            <text:p>Steppe-Rifles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AS9]+[.AT9]+[.AU9]+[.AV9]+[.AW9]+[.AX9]" office:value-type="float" office:value="20">
            <text:p>20</text:p>
          </table:table-cell>
          <table:table-cell/>
          <table:table-cell office:value-type="string">
            <text:p>Seven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BC9]+[.BD9]+[.BE9]+[.BF9]+[.BG9]+[.BH9]" office:value-type="float" office:value="19">
            <text:p>19</text:p>
          </table:table-cell>
          <table:table-cell/>
          <table:table-cell office:value-type="string">
            <text:p>Line-Infanry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BM9]+[.BN9]+[.BO9]+[.BP9]+[.BQ9]+[.BR9]" office:value-type="float" office:value="16">
            <text:p>16</text:p>
          </table:table-cell>
          <table:table-cell/>
          <table:table-cell office:value-type="string">
            <text:p>Zephyrian Line-Infanry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BW9]+[.BX9]+[.BY9]+[.BZ9]+[.CA9]+[.CB9]" office:value-type="float" office:value="16">
            <text:p>16</text:p>
          </table:table-cell>
          <table:table-cell table:number-columns-repeated="2"/>
          <table:table-cell table:style-name="Default" office:value-type="string">
            <text:p>Black Coat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CH9]+[.CI9]+[.CJ9]+[.CK9]+[.CL9]+[.CM9]" office:value-type="float" office:value="14">
            <text:p>14</text:p>
          </table:table-cell>
          <table:table-cell/>
          <table:table-cell table:style-name="Default" office:value-type="string">
            <text:p>Skulltak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CR9]+[.CS9]+[.CT9]+[.CU9]+[.CV9]+[.CW9]" office:value-type="float" office:value="19">
            <text:p>19</text:p>
          </table:table-cell>
          <table:table-cell/>
          <table:table-cell office:value-type="string">
            <text:p>Mountain Fight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B9]+[.DC9]+[.DD9]+[.DE9]+[.DF9]+[.DG9]" office:value-type="float" office:value="14">
            <text:p>14</text:p>
          </table:table-cell>
          <table:table-cell/>
          <table:table-cell office:value-type="string">
            <text:p>Naga Champ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L9]+[.DM9]+[.DN9]+[.DO9]+[.DP9]+[.DQ9]" office:value-type="float" office:value="14">
            <text:p>14</text:p>
          </table:table-cell>
          <table:table-cell/>
          <table:table-cell office:value-type="string">
            <text:p>Composite Bowm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V9]+[.DW9]+[.DX9]+[.DY9]+[.DZ9]+[.EA9]" office:value-type="float" office:value="13">
            <text:p>13</text:p>
          </table:table-cell>
          <table:table-cell/>
          <table:table-cell office:value-type="string">
            <text:p>Azur Soldiers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F9]+[.EG9]+[.EH9]+[.EI9]+[.EJ9]+[.EK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Imperial Formation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Q9]+[.ER9]+[.ES9]+[.ET9]+[.EU9]+[.EV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Ironborn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FB9]+[.FC9]+[.FD9]+[.FE9]+[.FF9]+[.FG9]" office:value-type="float" office:value="14">
            <text:p>14</text:p>
          </table:table-cell>
          <table:table-cell table:style-name="Default"/>
          <table:table-cell office:value-type="string">
            <text:p>Mountain Ranger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FL9]+[.FM9]+[.FN9]+[.FO9]+[.FP9]+[.FQ9]" office:value-type="float" office:value="15">
            <text:p>15</text:p>
          </table:table-cell>
          <table:table-cell/>
          <table:table-cell office:value-type="string">
            <text:p>Frostbor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FV9]+[.FW9]+[.FX9]+[.FY9]+[.FZ9]+[.GA9]" office:value-type="float" office:value="15">
            <text:p>15</text:p>
          </table:table-cell>
          <table:table-cell table:number-columns-repeated="2"/>
          <table:table-cell table:style-name="Default" office:value-type="string">
            <text:p>Tribal Ambushe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GG9]+[.GH9]+[.GI9]+[.GJ9]+[.GK9]+[.GL9]" office:value-type="float" office:value="8">
            <text:p>8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Imp. Gre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E10]+[.F10]+[.G10]+[.H10]+[.I10]+[.J10]" office:value-type="float" office:value="21">
            <text:p>21</text:p>
          </table:table-cell>
          <table:table-cell table:number-columns-repeated="11"/>
          <table:table-cell office:value-type="string">
            <text:p>Cymrian Shock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Y10]+[.Z10]+[.AA10]+[.AB10]+[.AC10]+[.AD10]" office:value-type="float" office:value="22">
            <text:p>22</text:p>
          </table:table-cell>
          <table:table-cell/>
          <table:table-cell office:value-type="string">
            <text:p>Sharpshooter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AI10]+[.AJ10]+[.AK10]+[.AL10]+[.AM10]+[.AN10]" office:value-type="float" office:value="22">
            <text:p>22</text:p>
          </table:table-cell>
          <table:table-cell table:number-columns-repeated="2"/>
          <table:table-cell table:number-columns-repeated="6"/>
          <table:table-cell/>
          <table:table-cell table:formula="of:=[.AS10]+[.AT10]+[.AU10]+[.AV10]+[.AW10]+[.AX10]" office:value-type="float" office:value="0">
            <text:p>0</text:p>
          </table:table-cell>
          <table:table-cell/>
          <table:table-cell office:value-type="string">
            <text:p>Light Urban Militi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C10]+[.BD10]+[.BE10]+[.BF10]+[.BG10]+[.BH10]" office:value-type="float" office:value="21">
            <text:p>21</text:p>
          </table:table-cell>
          <table:table-cell/>
          <table:table-cell office:value-type="string">
            <text:p>Almodosarian-Gold-Coat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M10]+[.BN10]+[.BO10]+[.BP10]+[.BQ10]+[.BR10]" office:value-type="float" office:value="21">
            <text:p>21</text:p>
          </table:table-cell>
          <table:table-cell/>
          <table:table-cell office:value-type="string">
            <text:p>Zephyrian Grenadier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W10]+[.BX10]+[.BY10]+[.BZ10]+[.CA10]+[.CB10]" office:value-type="float" office:value="22">
            <text:p>22</text:p>
          </table:table-cell>
          <table:table-cell table:number-columns-repeated="2"/>
          <table:table-cell office:value-type="string">
            <text:p>Charge Infantry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[.CH10]+[.CI10]+[.CJ10]+[.CK10]+[.CL10]+[.CM10]" office:value-type="float" office:value="17">
            <text:p>17</text:p>
          </table:table-cell>
          <table:table-cell/>
          <table:table-cell office:value-type="string">
            <text:p>Thorsten Choos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CR10]+[.CS10]+[.CT10]+[.CU10]+[.CV10]+[.CW10]" office:value-type="float" office:value="22">
            <text:p>22</text:p>
          </table:table-cell>
          <table:table-cell/>
          <table:table-cell office:value-type="string">
            <text:p>Advanced Grenadi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DB10]+[.DC10]+[.DD10]+[.DE10]+[.DF10]+[.DG10]" office:value-type="float" office:value="17">
            <text:p>17</text:p>
          </table:table-cell>
          <table:table-cell/>
          <table:table-cell office:value-type="string">
            <text:p>Naga Hunt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DL10]+[.DM10]+[.DN10]+[.DO10]+[.DP10]+[.DQ10]" office:value-type="float" office:value="18">
            <text:p>18</text:p>
          </table:table-cell>
          <table:table-cell/>
          <table:table-cell office:value-type="string">
            <text:p>Reformed Militi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DV10]+[.DW10]+[.DX10]+[.DY10]+[.DZ10]+[.EA10]" office:value-type="float" office:value="16">
            <text:p>16</text:p>
          </table:table-cell>
          <table:table-cell/>
          <table:table-cell office:value-type="string">
            <text:p>Azur Landstriders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EF10]+[.EG10]+[.EH10]+[.EI10]+[.EJ10]+[.EK10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Advanced Imperial Format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EQ10]+[.ER10]+[.ES10]+[.ET10]+[.EU10]+[.EV10]"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Hailstormsoldi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[.FB10]+[.FC10]+[.FD10]+[.FE10]+[.FF10]+[.FG10]" office:value-type="float" office:value="18">
            <text:p>18</text:p>
          </table:table-cell>
          <table:table-cell table:style-name="Default"/>
          <table:table-cell office:value-type="string">
            <text:p>Mountain Compan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L10]+[.FM10]+[.FN10]+[.FO10]+[.FP10]+[.FQ10]" office:value-type="float" office:value="18">
            <text:p>18</text:p>
          </table:table-cell>
          <table:table-cell/>
          <table:table-cell office:value-type="string">
            <text:p>Jarls</text:p>
          </table:table-cell>
          <table:table-cell table:number-columns-repeated="6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V10]+[.FW10]+[.FX10]+[.FY10]+[.FZ10]+[.GA10]" office:value-type="float" office:value="18">
            <text:p>18</text:p>
          </table:table-cell>
          <table:table-cell table:number-columns-repeated="2"/>
          <table:table-cell office:value-type="string">
            <text:p>Tribal shooter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GG10]+[.GH10]+[.GI10]+[.GJ10]+[.GK10]+[.GL10]" office:value-type="float" office:value="13">
            <text:p>13</text:p>
          </table:table-cell>
          <table:table-cell table:number-columns-repeated="828"/>
        </table:table-row>
        <table:table-row table:style-name="ro2">
          <table:table-cell table:number-columns-repeated="84"/>
          <table:table-cell office:value-type="string">
            <text:p>Mass Infantry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CH11]+[.CI11]+[.CJ11]+[.CK11]+[.CL11]+[.CM11]" office:value-type="float" office:value="20">
            <text:p>20</text:p>
          </table:table-cell>
          <table:table-cell table:number-columns-repeated="11"/>
          <table:table-cell office:value-type="string">
            <text:p>Rockettroop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DB11]+[.DC11]+[.DD11]+[.DE11]+[.DF11]+[.DG11]" office:value-type="float" office:value="21">
            <text:p>21</text:p>
          </table:table-cell>
          <table:table-cell/>
          <table:table-cell office:value-type="string">
            <text:p>Naga Zealo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DL11]+[.DM11]+[.DN11]+[.DO11]+[.DP11]+[.DQ11]" office:value-type="float" office:value="21">
            <text:p>21</text:p>
          </table:table-cell>
          <table:table-cell/>
          <table:table-cell office:value-type="string">
            <text:p>Defend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DV11]+[.DW11]+[.DX11]+[.DY11]+[.DZ11]+[.EA11]" office:value-type="float" office:value="21">
            <text:p>21</text:p>
          </table:table-cell>
          <table:table-cell/>
          <table:table-cell office:value-type="string">
            <text:p>Azur Mass Consripts</text:p>
          </table:table-cell>
          <table:table-cell table:number-columns-repeated="6"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EF11]+[.EG11]+[.EH11]+[.EI11]+[.EJ11]+[.EK11]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Imperial Drill Regime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EQ11]+[.ER11]+[.ES11]+[.ET11]+[.EU11]+[.EV11]" office:value-type="float" office:value="21">
            <text:p>21</text:p>
          </table:table-cell>
          <table:table-cell office:value-type="float" office:value="21">
            <text:p>21</text:p>
          </table:table-cell>
          <table:table-cell table:number-columns-repeated="11"/>
          <table:table-cell office:value-type="string">
            <text:p>Mountaneers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[.FL11]+[.FM11]+[.FN11]+[.FO11]+[.FP11]+[.FQ11]" office:value-type="float" office:value="21">
            <text:p>21</text:p>
          </table:table-cell>
          <table:table-cell/>
          <table:table-cell office:value-type="string">
            <text:p>Frostjarl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FV11]+[.FW11]+[.FX11]+[.FY11]+[.FZ11]+[.GA11]" office:value-type="float" office:value="21">
            <text:p>21</text:p>
          </table:table-cell>
          <table:table-cell table:number-columns-repeated="2"/>
          <table:table-cell office:value-type="string">
            <text:p>New Lin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GG11]+[.GH11]+[.GI11]+[.GJ11]+[.GK11]+[.GL11]" office:value-type="float" office:value="17">
            <text:p>17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Rei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2]+[.F12]+[.G12]+[.H12]+[.I12]+[.J12]" office:value-type="float" office:value="8">
            <text:p>8</text:p>
          </table:table-cell>
          <table:table-cell/>
          <table:table-cell office:value-type="string">
            <text:p>Agama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O12]+[.P12]+[.Q12]+[.R12]+[.S12]+[.T12]" office:value-type="float" office:value="12">
            <text:p>12</text:p>
          </table:table-cell>
          <table:table-cell/>
          <table:table-cell office:value-type="string">
            <text:p>Light Cav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Y12]+[.Z12]+[.AA12]+[.AB12]+[.AC12]+[.AD12]" office:value-type="float" office:value="6">
            <text:p>6</text:p>
          </table:table-cell>
          <table:table-cell/>
          <table:table-cell office:value-type="string">
            <text:p>Tuanach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I12]+[.AJ12]+[.AK12]+[.AL12]+[.AM12]+[.AN12]" office:value-type="float" office:value="9">
            <text:p>9</text:p>
          </table:table-cell>
          <table:table-cell/>
          <table:table-cell office:value-type="string">
            <text:p>Steppe-Raide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S12]+[.AT12]+[.AU12]+[.AV12]+[.AW12]+[.AX12]" office:value-type="float" office:value="9">
            <text:p>9</text:p>
          </table:table-cell>
          <table:table-cell/>
          <table:table-cell office:value-type="string">
            <text:p>Bestosian Lancers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C12]+[.BD12]+[.BE12]+[.BF12]+[.BG12]+[.BH12]" office:value-type="float" office:value="7">
            <text:p>7</text:p>
          </table:table-cell>
          <table:table-cell/>
          <table:table-cell office:value-type="string">
            <text:p>Knight of the Real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M12]+[.BN12]+[.BO12]+[.BP12]+[.BQ12]+[.BR12]" office:value-type="float" office:value="8">
            <text:p>8</text:p>
          </table:table-cell>
          <table:table-cell/>
          <table:table-cell office:value-type="string">
            <text:p>White Rider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W12]+[.BX12]+[.BY12]+[.BZ12]+[.CA12]+[.CB12]" office:value-type="float" office:value="8">
            <text:p>8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84"/>
          <table:table-cell office:value-type="string">
            <text:p>Continental Regiment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GG12]+[.GH12]+[.GI12]+[.GJ12]+[.GK12]+[.GL12]" office:value-type="float" office:value="21">
            <text:p>21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Imp Cur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13]+[.F13]+[.G13]+[.H13]+[.I13]+[.J13]" office:value-type="float" office:value="12">
            <text:p>12</text:p>
          </table:table-cell>
          <table:table-cell/>
          <table:table-cell office:value-type="string">
            <text:p>Corpa Sarmata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O13]+[.P13]+[.Q13]+[.R13]+[.S13]+[.T13]" office:value-type="float" office:value="16">
            <text:p>16</text:p>
          </table:table-cell>
          <table:table-cell/>
          <table:table-cell office:value-type="string">
            <text:p>Scouter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Y13]+[.Z13]+[.AA13]+[.AB13]+[.AC13]+[.AD13]" office:value-type="float" office:value="9">
            <text:p>9</text:p>
          </table:table-cell>
          <table:table-cell/>
          <table:table-cell office:value-type="string">
            <text:p>Sidhes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I13]+[.AJ13]+[.AK13]+[.AL13]+[.AM13]+[.AN13]" office:value-type="float" office:value="12">
            <text:p>12</text:p>
          </table:table-cell>
          <table:table-cell/>
          <table:table-cell office:value-type="string">
            <text:p>Steppe-Lanc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S13]+[.AT13]+[.AU13]+[.AV13]+[.AW13]+[.AX13]" office:value-type="float" office:value="13">
            <text:p>13</text:p>
          </table:table-cell>
          <table:table-cell/>
          <table:table-cell office:value-type="string">
            <text:p>Krainian Rid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C13]+[.BD13]+[.BE13]+[.BF13]+[.BG13]+[.BH13]" office:value-type="float" office:value="11">
            <text:p>11</text:p>
          </table:table-cell>
          <table:table-cell/>
          <table:table-cell office:value-type="string">
            <text:p>Armoured Kn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M13]+[.BN13]+[.BO13]+[.BP13]+[.BQ13]+[.BR13]" office:value-type="float" office:value="12">
            <text:p>12</text:p>
          </table:table-cell>
          <table:table-cell/>
          <table:table-cell office:value-type="string">
            <text:p>Rainbow Guar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W13]+[.BX13]+[.BY13]+[.BZ13]+[.CA13]+[.CB13]" office:value-type="float" office:value="13">
            <text:p>13</text:p>
          </table:table-cell>
          <table:table-cell table:number-columns-repeated="22"/>
          <table:table-cell office:value-type="string">
            <text:p>Highlandpa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B13]+[.DC13]+[.DD13]+[.DE13]+[.DF13]+[.DG13]" office:value-type="float" office:value="7">
            <text:p>7</text:p>
          </table:table-cell>
          <table:table-cell table:number-columns-repeated="11"/>
          <table:table-cell office:value-type="string">
            <text:p>Chariot Archer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V13]+[.DW13]+[.DX13]+[.DY13]+[.DZ13]+[.EA13]" office:value-type="float" office:value="8">
            <text:p>8</text:p>
          </table:table-cell>
          <table:table-cell table:number-columns-repeated="891"/>
        </table:table-row>
        <table:table-row table:style-name="ro2">
          <table:table-cell table:number-columns-repeated="3"/>
          <table:table-cell office:value-type="string">
            <text:p>Imp. Ul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14]+[.F14]+[.G14]+[.H14]+[.I14]+[.J14]" office:value-type="float" office:value="15">
            <text:p>15</text:p>
          </table:table-cell>
          <table:table-cell/>
          <table:table-cell office:value-type="string">
            <text:p>pol.palati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[.O14]+[.P14]+[.Q14]+[.R14]+[.S14]+[.T14]" office:value-type="float" office:value="22">
            <text:p>22</text:p>
          </table:table-cell>
          <table:table-cell/>
          <table:table-cell office:value-type="string">
            <text:p>Lancer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Y14]+[.Z14]+[.AA14]+[.AB14]+[.AC14]+[.AD14]" office:value-type="float" office:value="12">
            <text:p>12</text:p>
          </table:table-cell>
          <table:table-cell/>
          <table:table-cell office:value-type="string">
            <text:p>Moris Blessed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AI14]+[.AJ14]+[.AK14]+[.AL14]+[.AM14]+[.AN14]" office:value-type="float" office:value="17">
            <text:p>17</text:p>
          </table:table-cell>
          <table:table-cell/>
          <table:table-cell office:value-type="string">
            <text:p>Ghost-Riders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AS14]+[.AT14]+[.AU14]+[.AV14]+[.AW14]+[.AX14]" office:value-type="float" office:value="16">
            <text:p>16</text:p>
          </table:table-cell>
          <table:table-cell/>
          <table:table-cell office:value-type="string">
            <text:p>Krainian Lancer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C14]+[.BD14]+[.BE14]+[.BF14]+[.BG14]+[.BH14]" office:value-type="float" office:value="17">
            <text:p>17</text:p>
          </table:table-cell>
          <table:table-cell/>
          <table:table-cell office:value-type="string">
            <text:p>Black Knigh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M14]+[.BN14]+[.BO14]+[.BP14]+[.BQ14]+[.BR14]" office:value-type="float" office:value="16">
            <text:p>16</text:p>
          </table:table-cell>
          <table:table-cell/>
          <table:table-cell office:value-type="string">
            <text:p>Reformed Rainbow Guar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W14]+[.BX14]+[.BY14]+[.BZ14]+[.CA14]+[.CB14]" office:value-type="float" office:value="16">
            <text:p>16</text:p>
          </table:table-cell>
          <table:table-cell table:number-columns-repeated="2"/>
          <table:table-cell office:value-type="string">
            <text:p>Black Ri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H14]+[.CI14]+[.CJ14]+[.CK14]+[.CL14]+[.CM14]" office:value-type="float" office:value="8">
            <text:p>8</text:p>
          </table:table-cell>
          <table:table-cell table:number-columns-repeated="11"/>
          <table:table-cell office:value-type="string">
            <text:p>Merchant Caval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B14]+[.DC14]+[.DD14]+[.DE14]+[.DF14]+[.DG14]" office:value-type="float" office:value="10">
            <text:p>10</text:p>
          </table:table-cell>
          <table:table-cell table:number-columns-repeated="11"/>
          <table:table-cell office:value-type="string">
            <text:p>Sychet Chariots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V14]+[.DW14]+[.DX14]+[.DY14]+[.DZ14]+[.EA14]" office:value-type="float" office:value="14">
            <text:p>14</text:p>
          </table:table-cell>
          <table:table-cell/>
          <table:table-cell office:value-type="string">
            <text:p>Azurian Rider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F14]+[.EG14]+[.EH14]+[.EI14]+[.EJ14]+[.EK14]"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Imperial Knigh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Q14]+[.ER14]+[.ES14]+[.ET14]+[.EU14]+[.EV14]"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rpy Bowm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B14]+[.FC14]+[.FD14]+[.FE14]+[.FF14]+[.FG14]" office:value-type="float" office:value="10">
            <text:p>10</text:p>
          </table:table-cell>
          <table:table-cell table:number-columns-repeated="859"/>
        </table:table-row>
        <table:table-row table:style-name="ro2">
          <table:table-cell table:number-columns-repeated="3"/>
          <table:table-cell office:value-type="string">
            <text:p>Imp.Stormca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15]+[.F15]+[.G15]+[.H15]+[.I15]+[.J15]" office:value-type="float" office:value="18">
            <text:p>18</text:p>
          </table:table-cell>
          <table:table-cell table:number-columns-repeated="11"/>
          <table:table-cell office:value-type="string">
            <text:p>Raiders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Y15]+[.Z15]+[.AA15]+[.AB15]+[.AC15]+[.AD15]" office:value-type="float" office:value="16">
            <text:p>16</text:p>
          </table:table-cell>
          <table:table-cell/>
          <table:table-cell office:value-type="string">
            <text:p>Mistride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I15]+[.AJ15]+[.AK15]+[.AL15]+[.AM15]+[.AN15]" office:value-type="float" office:value="21">
            <text:p>21</text:p>
          </table:table-cell>
          <table:table-cell/>
          <table:table-cell office:value-type="string">
            <text:p>Ghost-Lanc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AS15]+[.AT15]+[.AU15]+[.AV15]+[.AW15]+[.AX15]" office:value-type="float" office:value="19">
            <text:p>19</text:p>
          </table:table-cell>
          <table:table-cell/>
          <table:table-cell office:value-type="string">
            <text:p>Krainian Ulans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BC15]+[.BD15]+[.BE15]+[.BF15]+[.BG15]+[.BH15]" office:value-type="float" office:value="19">
            <text:p>19</text:p>
          </table:table-cell>
          <table:table-cell/>
          <table:table-cell office:value-type="string">
            <text:p>Winged Knigh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BM15]+[.BN15]+[.BO15]+[.BP15]+[.BQ15]+[.BR15]" office:value-type="float" office:value="20">
            <text:p>20</text:p>
          </table:table-cell>
          <table:table-cell/>
          <table:table-cell office:value-type="string">
            <text:p>Auxilary Hussa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BW15]+[.BX15]+[.BY15]+[.BZ15]+[.CA15]+[.CB15]" office:value-type="float" office:value="18">
            <text:p>18</text:p>
          </table:table-cell>
          <table:table-cell table:number-columns-repeated="2"/>
          <table:table-cell office:value-type="string">
            <text:p>Border Lanc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CH15]+[.CI15]+[.CJ15]+[.CK15]+[.CL15]+[.CM15]" office:value-type="float" office:value="14">
            <text:p>14</text:p>
          </table:table-cell>
          <table:table-cell/>
          <table:table-cell office:value-type="string">
            <text:p>Nightmar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CR15]+[.CS15]+[.CT15]+[.CU15]+[.CV15]+[.CW15]" office:value-type="float" office:value="17">
            <text:p>17</text:p>
          </table:table-cell>
          <table:table-cell/>
          <table:table-cell office:value-type="string">
            <text:p>Longsword Cavalr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DB15]+[.DC15]+[.DD15]+[.DE15]+[.DF15]+[.DG15]" office:value-type="float" office:value="14">
            <text:p>14</text:p>
          </table:table-cell>
          <table:table-cell table:number-columns-repeated="11"/>
          <table:table-cell office:value-type="string">
            <text:p>Seelenian Horsearcher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DV15]+[.DW15]+[.DX15]+[.DY15]+[.DZ15]+[.EA15]" office:value-type="float" office:value="18">
            <text:p>18</text:p>
          </table:table-cell>
          <table:table-cell/>
          <table:table-cell office:value-type="string">
            <text:p>Azurian Skirmishers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F15]+[.EG15]+[.EH15]+[.EI15]+[.EJ15]+[.EK15]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Imperial Hor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Q15]+[.ER15]+[.ES15]+[.ET15]+[.EU15]+[.EV15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Harpy Soldi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FB15]+[.FC15]+[.FD15]+[.FE15]+[.FF15]+[.FG15]" office:value-type="float" office:value="14">
            <text:p>14</text:p>
          </table:table-cell>
          <table:table-cell table:number-columns-repeated="859"/>
        </table:table-row>
        <table:table-row table:style-name="ro2">
          <table:table-cell table:number-columns-repeated="3"/>
          <table:table-cell office:value-type="string">
            <text:p>Imp. Heav Cur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E16]+[.F16]+[.G16]+[.H16]+[.I16]+[.J16]" office:value-type="float" office:value="20">
            <text:p>20</text:p>
          </table:table-cell>
          <table:table-cell table:number-columns-repeated="11"/>
          <table:table-cell office:value-type="string">
            <text:p>Dragoons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Y16]+[.Z16]+[.AA16]+[.AB16]+[.AC16]+[.AD16]" office:value-type="float" office:value="21">
            <text:p>21</text:p>
          </table:table-cell>
          <table:table-cell/>
          <table:table-cell office:value-type="string">
            <text:p>Unicorn-Rid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AI16]+[.AJ16]+[.AK16]+[.AL16]+[.AM16]+[.AN16]" office:value-type="float" office:value="23">
            <text:p>23</text:p>
          </table:table-cell>
          <table:table-cell/>
          <table:table-cell office:value-type="string">
            <text:p>Khan-Guar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S16]+[.AT16]+[.AU16]+[.AV16]+[.AW16]+[.AX16]" office:value-type="float" office:value="21">
            <text:p>21</text:p>
          </table:table-cell>
          <table:table-cell/>
          <table:table-cell office:value-type="string">
            <text:p>Krainian Curassi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BC16]+[.BD16]+[.BE16]+[.BF16]+[.BG16]+[.BH16]" office:value-type="float" office:value="22">
            <text:p>22</text:p>
          </table:table-cell>
          <table:table-cell/>
          <table:table-cell office:value-type="string">
            <text:p>Almodosaran Curassier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BM16]+[.BN16]+[.BO16]+[.BP16]+[.BQ16]+[.BR16]" office:value-type="float" office:value="22">
            <text:p>22</text:p>
          </table:table-cell>
          <table:table-cell/>
          <table:table-cell office:value-type="string">
            <text:p>Auxilary Dragoons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BW16]+[.BX16]+[.BY16]+[.BZ16]+[.CA16]+[.CB16]" office:value-type="float" office:value="21">
            <text:p>21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CH16]+[.CI16]+[.CJ16]+[.CK16]+[.CL16]+[.CM16]" office:value-type="float" office:value="17">
            <text:p>17</text:p>
          </table:table-cell>
          <table:table-cell/>
          <table:table-cell office:value-type="string">
            <text:p>Bloodrider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CR16]+[.CS16]+[.CT16]+[.CU16]+[.CV16]+[.CW16]" office:value-type="float" office:value="20">
            <text:p>20</text:p>
          </table:table-cell>
          <table:table-cell/>
          <table:table-cell office:value-type="string">
            <text:p>Sable Cavalr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DB16]+[.DC16]+[.DD16]+[.DE16]+[.DF16]+[.DG16]" office:value-type="float" office:value="17">
            <text:p>17</text:p>
          </table:table-cell>
          <table:table-cell table:number-columns-repeated="11"/>
          <table:table-cell office:value-type="string">
            <text:p>Seelenian Skirmish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DV16]+[.DW16]+[.DX16]+[.DY16]+[.DZ16]+[.EA16]" office:value-type="float" office:value="21">
            <text:p>21</text:p>
          </table:table-cell>
          <table:table-cell/>
          <table:table-cell office:value-type="string">
            <text:p>Azurian Mandalakas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F16]+[.EG16]+[.EH16]+[.EI16]+[.EJ16]+[.EK16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Imperial Dual Riders</text:p>
          </table:table-cell>
          <table:table-cell table:number-columns-repeated="6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Q16]+[.ER16]+[.ES16]+[.ET16]+[.EU16]+[.EV16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Harpy Fyler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FB16]+[.FC16]+[.FD16]+[.FE16]+[.FF16]+[.FG16]" office:value-type="float" office:value="17">
            <text:p>17</text:p>
          </table:table-cell>
          <table:table-cell table:number-columns-repeated="22"/>
          <table:table-cell office:value-type="string">
            <text:p>Ambush Caval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GG16]+[.GH16]+[.GI16]+[.GJ16]+[.GK16]+[.GL16]" office:value-type="float" office:value="11">
            <text:p>11</text:p>
          </table:table-cell>
          <table:table-cell table:number-columns-repeated="828"/>
        </table:table-row>
        <table:table-row table:style-name="ro2">
          <table:table-cell table:number-columns-repeated="43"/>
          <table:table-cell office:value-type="string">
            <text:p>Ulaa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AS17]+[.AT17]+[.AU17]+[.AV17]+[.AW17]+[.AX17]" office:value-type="float" office:value="23">
            <text:p>23</text:p>
          </table:table-cell>
          <table:table-cell table:number-columns-repeated="32"/>
          <table:table-cell office:value-type="string">
            <text:p>Scout Guard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CH17]+[.CI17]+[.CJ17]+[.CK17]+[.CL17]+[.CM17]" office:value-type="float" office:value="20">
            <text:p>20</text:p>
          </table:table-cell>
          <table:table-cell/>
          <table:table-cell office:value-type="string">
            <text:p>Doom Rider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[.CR17]+[.CS17]+[.CT17]+[.CU17]+[.CV17]+[.CW17]" office:value-type="float" office:value="25">
            <text:p>25</text:p>
          </table:table-cell>
          <table:table-cell/>
          <table:table-cell office:value-type="string">
            <text:p>Shock Cavalr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DB17]+[.DC17]+[.DD17]+[.DE17]+[.DF17]+[.DG17]" office:value-type="float" office:value="22">
            <text:p>22</text:p>
          </table:table-cell>
          <table:table-cell table:number-columns-repeated="11"/>
          <table:table-cell office:value-type="string">
            <text:p>Seelenian Dragon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DV17]+[.DW17]+[.DX17]+[.DY17]+[.DZ17]+[.EA17]" office:value-type="float" office:value="24">
            <text:p>24</text:p>
          </table:table-cell>
          <table:table-cell/>
          <table:table-cell office:value-type="string">
            <text:p>Azurian Rifle-Rider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EF17]+[.EG17]+[.EH17]+[.EI17]+[.EJ17]+[.EK17]"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Imperial Lancers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Q17]+[.ER17]+[.ES17]+[.ET17]+[.EU17]+[.EV17]" office:value-type="float" office:value="23">
            <text:p>2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Harpy Sniper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B17]+[.FC17]+[.FD17]+[.FE17]+[.FF17]+[.FG17]" office:value-type="float" office:value="20">
            <text:p>20</text:p>
          </table:table-cell>
          <table:table-cell table:number-columns-repeated="22"/>
          <table:table-cell office:value-type="string">
            <text:p>Tilidan Dragoon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GG17]+[.GH17]+[.GI17]+[.GJ17]+[.GK17]+[.GL17]" office:value-type="float" office:value="16">
            <text:p>16</text:p>
          </table:table-cell>
          <table:table-cell table:number-columns-repeated="828"/>
        </table:table-row>
        <table:table-row table:style-name="ro2">
          <table:table-cell table:number-columns-repeated="156"/>
          <table:table-cell office:value-type="string">
            <text:p>Harpy Featherguard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FB18]+[.FC18]+[.FD18]+[.FE18]+[.FF18]+[.FG18]" office:value-type="float" office:value="24">
            <text:p>24</text:p>
          </table:table-cell>
          <table:table-cell table:number-columns-repeated="22"/>
          <table:table-cell office:value-type="string">
            <text:p>Continentl Cavalry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GG18]+[.GH18]+[.GI18]+[.GJ18]+[.GK18]+[.GL18]" office:value-type="float" office:value="20">
            <text:p>20</text:p>
          </table:table-cell>
          <table:table-cell table:number-columns-repeated="828"/>
        </table:table-row>
        <table:table-row table:style-name="ro2">
          <table:table-cell table:number-columns-repeated="94"/>
          <table:table-cell office:value-type="string">
            <text:p>alived_mammot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CR19]+[.CS19]+[.CT19]+[.CU19]+[.CV19]+[.CW19]" office:value-type="float" office:value="2">
            <text:p>2</text:p>
          </table:table-cell>
          <table:table-cell table:number-columns-repeated="11"/>
          <table:table-cell office:value-type="string">
            <text:p>Ancient Sna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L19]+[.DM19]+[.DN19]+[.DO19]+[.DP19]+[.DQ19]" office:value-type="float" office:value="4">
            <text:p>4</text:p>
          </table:table-cell>
          <table:table-cell/>
          <table:table-cell office:value-type="string">
            <text:p>Helepolis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V19]+[.DW19]+[.DX19]+[.DY19]+[.DZ19]+[.EA19]" office:value-type="float" office:value="2">
            <text:p>2</text:p>
          </table:table-cell>
          <table:table-cell table:number-columns-repeated="891"/>
        </table:table-row>
        <table:table-row table:style-name="ro2">
          <table:table-cell table:number-columns-repeated="94"/>
          <table:table-cell table:style-name="Default" office:value-type="string">
            <text:p>blood_rain_mag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CR20]+[.CS20]+[.CT20]+[.CU20]+[.CV20]+[.CW20]" office:value-type="float" office:value="7">
            <text:p>7</text:p>
          </table:table-cell>
          <table:table-cell table:number-columns-repeated="11"/>
          <table:table-cell office:value-type="string">
            <text:p>Thunder Sna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DL20]+[.DM20]+[.DN20]+[.DO20]+[.DP20]+[.DQ20]" office:value-type="float" office:value="8">
            <text:p>8</text:p>
          </table:table-cell>
          <table:table-cell/>
          <table:table-cell office:value-type="string">
            <text:p>Scorpion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DV20]+[.DW20]+[.DX20]+[.DY20]+[.DZ20]+[.EA20]" office:value-type="float" office:value="7">
            <text:p>7</text:p>
          </table:table-cell>
          <table:table-cell/>
          <table:table-cell office:value-type="string">
            <text:p>Ship Cannon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EF20]+[.EG20]+[.EH20]+[.EI20]+[.EJ20]+[.EK20]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Wood Can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EQ20]+[.ER20]+[.ES20]+[.ET20]+[.EU20]+[.EV20]" office:value-type="float" office:value="6">
            <text:p>6</text:p>
          </table:table-cell>
          <table:table-cell table:number-columns-repeated="12"/>
          <table:table-cell office:value-type="string">
            <text:p>Copper Cann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FL20]+[.FM20]+[.FN20]+[.FO20]+[.FP20]+[.FQ20]" office:value-type="float" office:value="3">
            <text:p>3</text:p>
          </table:table-cell>
          <table:table-cell/>
          <table:table-cell office:value-type="string">
            <text:p>Ballista-Carr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FV20]+[.FW20]+[.FX20]+[.FY20]+[.FZ20]+[.GA20]" office:value-type="float" office:value="3">
            <text:p>3</text:p>
          </table:table-cell>
          <table:table-cell table:number-columns-repeated="839"/>
        </table:table-row>
        <table:table-row table:style-name="ro2">
          <table:table-cell table:number-columns-repeated="93"/>
          <table:table-cell table:style-name="Default"/>
          <table:table-cell office:value-type="string">
            <text:p>wailing_mag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CR21]+[.CS21]+[.CT21]+[.CU21]+[.CV21]+[.CW21]" office:value-type="float" office:value="12">
            <text:p>12</text:p>
          </table:table-cell>
          <table:table-cell table:number-columns-repeated="11"/>
          <table:table-cell office:value-type="string">
            <text:p>Earth Snak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DL21]+[.DM21]+[.DN21]+[.DO21]+[.DP21]+[.DQ21]" office:value-type="float" office:value="15">
            <text:p>15</text:p>
          </table:table-cell>
          <table:table-cell/>
          <table:table-cell office:value-type="string">
            <text:p>Snake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DV21]+[.DW21]+[.DX21]+[.DY21]+[.DZ21]+[.EA21]" office:value-type="float" office:value="13">
            <text:p>13</text:p>
          </table:table-cell>
          <table:table-cell/>
          <table:table-cell office:value-type="string">
            <text:p>Azurian Land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EF21]+[.EG21]+[.EH21]+[.EI21]+[.EJ21]+[.EK21]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opper Canno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Q21]+[.ER21]+[.ES21]+[.ET21]+[.EU21]+[.EV21]" office:value-type="float" office:value="11">
            <text:p>11</text:p>
          </table:table-cell>
          <table:table-cell table:number-columns-repeated="12"/>
          <table:table-cell office:value-type="string">
            <text:p>Iron Cann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FL21]+[.FM21]+[.FN21]+[.FO21]+[.FP21]+[.FQ21]" office:value-type="float" office:value="7">
            <text:p>7</text:p>
          </table:table-cell>
          <table:table-cell/>
          <table:table-cell office:value-type="string">
            <text:p>Advanced-Ballista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FV21]+[.FW21]+[.FX21]+[.FY21]+[.FZ21]+[.GA21]" office:value-type="float" office:value="8">
            <text:p>8</text:p>
          </table:table-cell>
          <table:table-cell table:number-columns-repeated="839"/>
        </table:table-row>
        <table:table-row table:style-name="ro2">
          <table:table-cell table:number-columns-repeated="94"/>
          <table:table-cell office:value-type="string">
            <text:p>wind_of_death_mages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CR22]+[.CS22]+[.CT22]+[.CU22]+[.CV22]+[.CW22]" office:value-type="float" office:value="16">
            <text:p>16</text:p>
          </table:table-cell>
          <table:table-cell table:number-columns-repeated="21"/>
          <table:table-cell office:value-type="string">
            <text:p>Fire Rockets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DV22]+[.DW22]+[.DX22]+[.DY22]+[.DZ22]+[.EA22]" office:value-type="float" office:value="18">
            <text:p>18</text:p>
          </table:table-cell>
          <table:table-cell/>
          <table:table-cell office:value-type="string">
            <text:p>Long 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EF22]+[.EG22]+[.EH22]+[.EI22]+[.EJ22]+[.EK22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ortar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EQ22]+[.ER22]+[.ES22]+[.ET22]+[.EU22]+[.EV22]" office:value-type="float" office:value="14">
            <text:p>14</text:p>
          </table:table-cell>
          <table:table-cell table:number-columns-repeated="12"/>
          <table:table-cell office:value-type="string">
            <text:p>Steel Cannon</text:p>
          </table:table-cell>
          <table:table-cell table:number-columns-repeated="6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FL22]+[.FM22]+[.FN22]+[.FO22]+[.FP22]+[.FQ22]" office:value-type="float" office:value="12">
            <text:p>12</text:p>
          </table:table-cell>
          <table:table-cell/>
          <table:table-cell office:value-type="string">
            <text:p>Torsions-Carrier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[.FV22]+[.FW22]+[.FX22]+[.FY22]+[.FZ22]+[.GA22]" office:value-type="float" office:value="14">
            <text:p>14</text:p>
          </table:table-cell>
          <table:table-cell table:number-columns-repeated="2"/>
          <table:table-cell office:value-type="string">
            <text:p>Siege Mort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GG22]+[.GH22]+[.GI22]+[.GJ22]+[.GK22]+[.GL22]" office:value-type="float" office:value="9">
            <text:p>9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Imp.Cann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3]+[.F23]+[.G23]+[.H23]+[.I23]+[.J23]" office:value-type="float" office:value="8">
            <text:p>8</text:p>
          </table:table-cell>
          <table:table-cell/>
          <table:table-cell office:value-type="string">
            <text:p>Ballist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23]+[.P23]+[.Q23]+[.R23]+[.S23]+[.T23]" office:value-type="float" office:value="6">
            <text:p>6</text:p>
          </table:table-cell>
          <table:table-cell/>
          <table:table-cell office:value-type="string">
            <text:p>Cym.Catapul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Y23]+[.Z23]+[.AA23]+[.AB23]+[.AC23]+[.AD23]" office:value-type="float" office:value="3">
            <text:p>3</text:p>
          </table:table-cell>
          <table:table-cell/>
          <table:table-cell office:value-type="string">
            <text:p>Cym.Catapul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I23]+[.AJ23]+[.AK23]+[.AL23]+[.AM23]+[.AN23]" office:value-type="float" office:value="3">
            <text:p>3</text:p>
          </table:table-cell>
          <table:table-cell/>
          <table:table-cell office:value-type="string">
            <text:p>Eastern Trebuche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S23]+[.AT23]+[.AU23]+[.AV23]+[.AW23]+[.AX23]" office:value-type="float" office:value="3">
            <text:p>3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C23]+[.BD23]+[.BE23]+[.BF23]+[.BG23]+[.BH23]" office:value-type="float" office:value="3">
            <text:p>3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M23]+[.BN23]+[.BO23]+[.BP23]+[.BQ23]+[.BR23]" office:value-type="float" office:value="3">
            <text:p>3</text:p>
          </table:table-cell>
          <table:table-cell table:number-columns-repeated="73"/>
          <table:table-cell office:value-type="string">
            <text:p>Shrapnell Mort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EQ23]+[.ER23]+[.ES23]+[.ET23]+[.EU23]+[.EV23]" office:value-type="float" office:value="18">
            <text:p>18</text:p>
          </table:table-cell>
          <table:table-cell table:number-columns-repeated="12"/>
          <table:table-cell office:value-type="string">
            <text:p>Peacebring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FL23]+[.FM23]+[.FN23]+[.FO23]+[.FP23]+[.FQ23]" office:value-type="float" office:value="17">
            <text:p>17</text:p>
          </table:table-cell>
          <table:table-cell/>
          <table:table-cell office:value-type="string">
            <text:p>Cannon-Carrier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FV23]+[.FW23]+[.FX23]+[.FY23]+[.FZ23]+[.GA23]" office:value-type="float" office:value="18">
            <text:p>18</text:p>
          </table:table-cell>
          <table:table-cell table:number-columns-repeated="2"/>
          <table:table-cell office:value-type="string">
            <text:p>Mobile 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GG23]+[.GH23]+[.GI23]+[.GJ23]+[.GK23]+[.GL23]" office:value-type="float" office:value="15">
            <text:p>15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E24]+[.F24]+[.G24]+[.H24]+[.I24]+[.J24]" office:value-type="float" office:value="10">
            <text:p>10</text:p>
          </table:table-cell>
          <table:table-cell/>
          <table:table-cell office:value-type="string">
            <text:p>Scorpio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O24]+[.P24]+[.Q24]+[.R24]+[.S24]+[.T24]" office:value-type="float" office:value="10">
            <text:p>10</text:p>
          </table:table-cell>
          <table:table-cell/>
          <table:table-cell office:value-type="string">
            <text:p>Cym.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Y24]+[.Z24]+[.AA24]+[.AB24]+[.AC24]+[.AD24]" office:value-type="float" office:value="8">
            <text:p>8</text:p>
          </table:table-cell>
          <table:table-cell/>
          <table:table-cell office:value-type="string">
            <text:p>Cym.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AI24]+[.AJ24]+[.AK24]+[.AL24]+[.AM24]+[.AN24]" office:value-type="float" office:value="8">
            <text:p>8</text:p>
          </table:table-cell>
          <table:table-cell/>
          <table:table-cell office:value-type="string">
            <text:p>Eastern 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AS24]+[.AT24]+[.AU24]+[.AV24]+[.AW24]+[.AX24]" office:value-type="float" office:value="8">
            <text:p>8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BC24]+[.BD24]+[.BE24]+[.BF24]+[.BG24]+[.BH24]" office:value-type="float" office:value="8">
            <text:p>8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BM24]+[.BN24]+[.BO24]+[.BP24]+[.BQ24]+[.BR24]" office:value-type="float" office:value="8">
            <text:p>8</text:p>
          </table:table-cell>
          <table:table-cell table:number-columns-repeated="22"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R24]+[.CS24]+[.CT24]+[.CU24]+[.CV24]+[.CW24]" office:value-type="float" office:value="3">
            <text:p>3</text:p>
          </table:table-cell>
          <table:table-cell table:number-columns-repeated="84"/>
          <table:table-cell office:value-type="string">
            <text:p>Flying Batteri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GG24]+[.GH24]+[.GI24]+[.GJ24]+[.GK24]+[.GL24]" office:value-type="float" office:value="20">
            <text:p>20</text:p>
          </table:table-cell>
          <table:table-cell table:number-columns-repeated="828"/>
        </table:table-row>
        <table:table-row table:style-name="ro1">
          <table:table-cell table:number-columns-repeated="3"/>
          <table:table-cell office:value-type="string">
            <text:p>Long 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E25]+[.F25]+[.G25]+[.H25]+[.I25]+[.J25]" office:value-type="float" office:value="14">
            <text:p>14</text:p>
          </table:table-cell>
          <table:table-cell/>
          <table:table-cell office:value-type="string">
            <text:p>Onager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O25]+[.P25]+[.Q25]+[.R25]+[.S25]+[.T25]" office:value-type="float" office:value="14">
            <text:p>14</text:p>
          </table:table-cell>
          <table:table-cell/>
          <table:table-cell office:value-type="string">
            <text:p>Cym.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Y25]+[.Z25]+[.AA25]+[.AB25]+[.AC25]+[.AD25]" office:value-type="float" office:value="13">
            <text:p>13</text:p>
          </table:table-cell>
          <table:table-cell/>
          <table:table-cell office:value-type="string">
            <text:p>Cym.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I25]+[.AJ25]+[.AK25]+[.AL25]+[.AM25]+[.AN25]" office:value-type="float" office:value="13">
            <text:p>13</text:p>
          </table:table-cell>
          <table:table-cell/>
          <table:table-cell office:value-type="string">
            <text:p>Eastern Heavy Cann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S25]+[.AT25]+[.AU25]+[.AV25]+[.AW25]+[.AX25]" office:value-type="float" office:value="16">
            <text:p>16</text:p>
          </table:table-cell>
          <table:table-cell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BC25]+[.BD25]+[.BE25]+[.BF25]+[.BG25]+[.BH25]" office:value-type="float" office:value="16">
            <text:p>16</text:p>
          </table:table-cell>
          <table:table-cell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BM25]+[.BN25]+[.BO25]+[.BP25]+[.BQ25]+[.BR25]" office:value-type="float" office:value="16">
            <text:p>16</text:p>
          </table:table-cell>
          <table:table-cell table:number-columns-repeated="22"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R25]+[.CS25]+[.CT25]+[.CU25]+[.CV25]+[.CW25]" office:value-type="float" office:value="8">
            <text:p>8</text:p>
          </table:table-cell>
          <table:table-cell table:number-columns-repeated="921"/>
        </table:table-row>
        <table:table-row table:style-name="ro1">
          <table:table-cell table:number-columns-repeated="3"/>
          <table:table-cell office:value-type="string">
            <text:p>Siege Cann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E26]+[.F26]+[.G26]+[.H26]+[.I26]+[.J26]" office:value-type="float" office:value="19">
            <text:p>19</text:p>
          </table:table-cell>
          <table:table-cell table:number-columns-repeated="11"/>
          <table:table-cell office:value-type="string">
            <text:p>Cym.Mort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Y26]+[.Z26]+[.AA26]+[.AB26]+[.AC26]+[.AD26]" office:value-type="float" office:value="17">
            <text:p>17</text:p>
          </table:table-cell>
          <table:table-cell/>
          <table:table-cell office:value-type="string">
            <text:p>Cym.Mort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I26]+[.AJ26]+[.AK26]+[.AL26]+[.AM26]+[.AN26]" office:value-type="float" office:value="17">
            <text:p>17</text:p>
          </table:table-cell>
          <table:table-cell/>
          <table:table-cell office:value-type="string">
            <text:p>Eastern Siege 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S26]+[.AT26]+[.AU26]+[.AV26]+[.AW26]+[.AX26]" office:value-type="float" office:value="19">
            <text:p>19</text:p>
          </table:table-cell>
          <table:table-cell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BC26]+[.BD26]+[.BE26]+[.BF26]+[.BG26]+[.BH26]" office:value-type="float" office:value="19">
            <text:p>19</text:p>
          </table:table-cell>
          <table:table-cell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BM26]+[.BN26]+[.BO26]+[.BP26]+[.BQ26]+[.BR26]" office:value-type="float" office:value="19">
            <text:p>19</text:p>
          </table:table-cell>
          <table:table-cell table:number-columns-repeated="22"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R26]+[.CS26]+[.CT26]+[.CU26]+[.CV26]+[.CW26]" office:value-type="float" office:value="16">
            <text:p>16</text:p>
          </table:table-cell>
          <table:table-cell table:number-columns-repeated="921"/>
        </table:table-row>
        <table:table-row table:style-name="ro1">
          <table:table-cell table:number-columns-repeated="94"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CR27]+[.CS27]+[.CT27]+[.CU27]+[.CV27]+[.CW27]" office:value-type="float" office:value="19">
            <text:p>19</text:p>
          </table:table-cell>
          <table:table-cell table:number-columns-repeated="9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4"/>
          <table:table-cell>
            <draw:frame table:end-cell-address="Tabelle1.EG89" table:end-x="1.299cm" table:end-y="0.034cm" draw:z-index="1" draw:name="Diagramm 2" draw:style-name="gr1" svg:width="28.702cm" svg:height="27.219cm" svg:x="0.432cm" svg:y="0.467cm">
              <draw:object draw:notify-on-update-of-ranges="Tabelle1.CY15:Tabelle1.CY17 Tabelle1.CX15:Tabelle1.CX17 Tabelle1.CQ4:Tabelle1.CQ4 Tabelle1.CY15:Tabelle1.CY17 Tabelle1.GF6:Tabelle1.GF6 Tabelle1.GN16:Tabelle1.GN18 Tabelle1.GM16:Tabelle1.GM18 Tabelle1.FH14:Tabelle1.FH18 Tabelle1.FA5:Tabelle1.FA5 Tabelle1.FI14:Tabelle1.FI18 Tabelle1.EW14:Tabelle1.EW17 Tabelle1.EP5:Tabelle1.EP5 Tabelle1.EX14:Tabelle1.EX17 Tabelle1.EB13:Tabelle1.EB17 Tabelle1.DU5:Tabelle1.DU5 Tabelle1.EC13:Tabelle1.EC17 Tabelle1.DH13:Tabelle1.DH17 Tabelle1.DA5:Tabelle1.DA5 Tabelle1.DI13:Tabelle1.DI17 Tabelle1.CN14:Tabelle1.CN17 Tabelle1.CG4:Tabelle1.CG4 Tabelle1.CO14:Tabelle1.CO17 Tabelle1.CC12:Tabelle1.CC16 Tabelle1.BV4:Tabelle1.BV4 Tabelle1.CD12:Tabelle1.CD16 Tabelle1.BI12:Tabelle1.BI17 Tabelle1.BB4:Tabelle1.BB4 Tabelle1.BJ12:Tabelle1.BJ17 Tabelle1.U12:Tabelle1.U14 Tabelle1.O4:Tabelle1.O4 Tabelle1.V12:Tabelle1.V14 Tabelle1.AE12:Tabelle1.AE16 Tabelle1.Y4:Tabelle1.Y4 Tabelle1.AF12:Tabelle1.AF16 Tabelle1.AO12:Tabelle1.AO16 Tabelle1.AI4:Tabelle1.AI4 Tabelle1.AP12:Tabelle1.AP16 Tabelle1.AY12:Tabelle1.AY17 Tabelle1.AR4:Tabelle1.AR4 Tabelle1.AZ12:Tabelle1.AZ17 Tabelle1.BS12:Tabelle1.BS16 Tabelle1.BL4:Tabelle1.BL4 Tabelle1.BT12:Tabelle1.BT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99"/>
        </table:table-row>
        <table:table-row table:style-name="ro1">
          <table:table-cell table:number-columns-repeated="106"/>
          <table:table-cell>
            <draw:frame table:end-cell-address="Tabelle1.DS123" table:end-x="1.441cm" table:end-y="0.004cm" draw:z-index="0" draw:name="Diagramm 1" draw:style-name="gr1" svg:width="38.427cm" svg:height="43.944cm" svg:x="0.128cm" svg:y="0.009cm">
              <draw:object draw:notify-on-update-of-ranges="Tabelle1.K6:Tabelle1.K10 Tabelle1.Y4:Tabelle1.Y4 Tabelle1.L6:Tabelle1.L10 Tabelle1.GF6:Tabelle1.GF6 Tabelle1.GN8:Tabelle1.GN12 Tabelle1.GM8:Tabelle1.GM12 Tabelle1.FH7:Tabelle1.FH10 Tabelle1.FA5:Tabelle1.FA5 Tabelle1.FI7:Tabelle1.FI10 Tabelle1.EW7:Tabelle1.EW11 Tabelle1.EP5:Tabelle1.EP5 Tabelle1.EX7:Tabelle1.EX11 Tabelle1.EB7:Tabelle1.EB11 Tabelle1.DU5:Tabelle1.DU5 Tabelle1.EC7:Tabelle1.EC11 Tabelle1.DR7:Tabelle1.DR11 Tabelle1.DK5:Tabelle1.DK5 Tabelle1.DS7:Tabelle1.DS11 Tabelle1.DH7:Tabelle1.DH11 Tabelle1.DA5:Tabelle1.DA5 Tabelle1.DI7:Tabelle1.DI11 Tabelle1.CX6:Tabelle1.CX10 Tabelle1.CQ4:Tabelle1.CQ4 Tabelle1.CY6:Tabelle1.CY10 Tabelle1.CN6:Tabelle1.CN11 Tabelle1.CG4:Tabelle1.CG4 Tabelle1.CO6:Tabelle1.CO11 Tabelle1.CC6:Tabelle1.CC10 Tabelle1.BV4:Tabelle1.BV4 Tabelle1.CD6:Tabelle1.CD10 Tabelle1.U6:Tabelle1.U10 Tabelle1.O4:Tabelle1.O4 Tabelle1.V6:Tabelle1.V9 Tabelle1.AE6:Tabelle1.AE10 Tabelle1.E4:Tabelle1.E4 Tabelle1.AF6:Tabelle1.AF10 Tabelle1.AO6:Tabelle1.AO10 Tabelle1.AI4:Tabelle1.AI4 Tabelle1.AP6:Tabelle1.AP10 Tabelle1.AY6:Tabelle1.AY9 Tabelle1.AR4:Tabelle1.AR4 Tabelle1.AZ6:Tabelle1.AZ9 Tabelle1.BI6:Tabelle1.BI10 Tabelle1.BB4:Tabelle1.BB4 Tabelle1.BJ6:Tabelle1.BJ10 Tabelle1.BS6:Tabelle1.BS10 Tabelle1.BL4:Tabelle1.BL4 Tabelle1.BT6:Tabelle1.BT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5"/>
          <table:table-cell office:value-type="string">
            <text:p>Cossacks = Banes</text:p>
          </table:table-cell>
          <table:table-cell table:number-columns-repeated="988"/>
        </table:table-row>
        <table:table-row table:style-name="ro1">
          <table:table-cell table:number-columns-repeated="35"/>
          <table:table-cell office:value-type="string">
            <text:p>rajput = demon</text:p>
          </table:table-cell>
          <table:table-cell table:number-columns-repeated="98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Tabelle1.N6:Tabelle1.V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9">09.10.2025</text:date>, <text:time>15:31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2-10T21:55:30Z</meta:creation-date>
    <dc:date>2025-10-09T15:31:53.80</dc:date>
    <meta:editing-cycles>32</meta:editing-cycles>
    <meta:editing-duration>PT20H10M21S</meta:editing-duration>
    <meta:document-statistic meta:table-count="3" meta:cell-count="22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6" style:family="chart">
      <style:graphic-properties svg:stroke-width="0.035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circl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22" style:family="chart" style:data-style-name="N0">
      <style:chart-properties chart:symbol-type="automatic" chart:symbol-width="0.175cm" chart:symbol-height="0.175cm"/>
      <style:graphic-properties svg:stroke-width="0.106cm" svg:stroke-color="#8599aa" draw:fill="none" draw:fill-color="#8599aa"/>
      <style:text-properties fo:font-size="10pt" style:font-size-asian="10pt" style:font-size-complex="10pt"/>
    </style:style>
    <style:style style:name="ch23" style:family="chart">
      <style:graphic-properties draw:stroke="solid" svg:stroke-width="0.026cm" svg:stroke-color="#b3b3b3"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38.428cm" svg:height="43.945cm" xlink:href=".." xlink:type="simple" chart:class="chart:scatter" chart:style-name="ch1">
        <chart:title svg:x="18.337cm" svg:y="1.014cm" chart:style-name="ch2">
          <text:p>Infantrie</text:p>
        </chart:title>
        <chart:legend chart:legend-position="end" svg:x="34.835cm" svg:y="17.73cm" style:legend-expansion="high" chart:style-name="ch3"/>
        <chart:plot-area chart:style-name="ch4" table:cell-range-address="Tabelle1.K6:Tabelle1.L10 Tabelle1.Y4:Tabelle1.Y4 Tabelle1.GF6:Tabelle1.GF6 Tabelle1.GN8:Tabelle1.GN12 Tabelle1.FA5:Tabelle1.FA5 Tabelle1.FI7:Tabelle1.FI10 Tabelle1.EP5:Tabelle1.EP5 Tabelle1.EX7:Tabelle1.EX11 Tabelle1.DU5:Tabelle1.DU5 Tabelle1.EC7:Tabelle1.EC11 Tabelle1.DK5:Tabelle1.DK5 Tabelle1.DS7:Tabelle1.DS11 Tabelle1.DA5:Tabelle1.DA5 Tabelle1.DI7:Tabelle1.DI11 Tabelle1.CQ4:Tabelle1.CQ4 Tabelle1.CY6:Tabelle1.CY10 Tabelle1.CG4:Tabelle1.CG4 Tabelle1.CO6:Tabelle1.CO11 Tabelle1.BV4:Tabelle1.BV4 Tabelle1.CD6:Tabelle1.CD10 Tabelle1.O4:Tabelle1.O4 Tabelle1.V6:Tabelle1.V9 Tabelle1.E4:Tabelle1.E4 Tabelle1.AF6:Tabelle1.AF10 Tabelle1.AI4:Tabelle1.AI4 Tabelle1.AP6:Tabelle1.AP10 Tabelle1.AR4:Tabelle1.AR4 Tabelle1.AZ6:Tabelle1.AZ9 Tabelle1.BB4:Tabelle1.BB4 Tabelle1.BJ6:Tabelle1.BJ10 Tabelle1.BL4:Tabelle1.BL4 Tabelle1.BT6:Tabelle1.BT10" chart:data-source-has-labels="row" svg:x="0.649cm" svg:y="4.11cm" svg:width="32.811cm" svg:height="39.104cm">
          <chartooo:coordinate-region svg:x="1.218cm" svg:y="4.322cm" svg:width="32.081cm" svg:height="38.2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L6:Tabelle1.L10" chart:label-cell-address="Tabelle1.Y4:Tabelle1.Y4" chart:class="chart:scatter">
            <chart:domain table:cell-range-address="Tabelle1.K6:Tabelle1.K10"/>
            <chart:data-point chart:repeated="5"/>
          </chart:series>
          <chart:series chart:style-name="ch8" chart:values-cell-range-address="Tabelle1.GN8:Tabelle1.GN12" chart:label-cell-address="Tabelle1.GF6:Tabelle1.GF6" chart:class="chart:scatter">
            <chart:domain table:cell-range-address="Tabelle1.GM8:Tabelle1.GM12"/>
            <chart:data-point chart:repeated="5"/>
          </chart:series>
          <chart:series chart:style-name="ch9" chart:values-cell-range-address="Tabelle1.FI7:Tabelle1.FI10" chart:label-cell-address="Tabelle1.FA5:Tabelle1.FA5" chart:class="chart:scatter">
            <chart:domain table:cell-range-address="Tabelle1.FH7:Tabelle1.FH10"/>
            <chart:data-point chart:repeated="4"/>
          </chart:series>
          <chart:series chart:style-name="ch10" chart:values-cell-range-address="Tabelle1.EX7:Tabelle1.EX11" chart:label-cell-address="Tabelle1.EP5:Tabelle1.EP5" chart:class="chart:scatter">
            <chart:domain table:cell-range-address="Tabelle1.EW7:Tabelle1.EW11"/>
            <chart:data-point chart:repeated="5"/>
          </chart:series>
          <chart:series chart:style-name="ch11" chart:values-cell-range-address="Tabelle1.EC7:Tabelle1.EC11" chart:label-cell-address="Tabelle1.DU5:Tabelle1.DU5" chart:class="chart:scatter">
            <chart:domain table:cell-range-address="Tabelle1.EB7:Tabelle1.EB11"/>
            <chart:data-point chart:repeated="5"/>
          </chart:series>
          <chart:series chart:style-name="ch12" chart:values-cell-range-address="Tabelle1.DS7:Tabelle1.DS11" chart:label-cell-address="Tabelle1.DK5:Tabelle1.DK5" chart:class="chart:scatter">
            <chart:domain table:cell-range-address="Tabelle1.DR7:Tabelle1.DR11"/>
            <chart:data-point chart:repeated="5"/>
          </chart:series>
          <chart:series chart:style-name="ch13" chart:values-cell-range-address="Tabelle1.DI7:Tabelle1.DI11" chart:label-cell-address="Tabelle1.DA5:Tabelle1.DA5" chart:class="chart:scatter">
            <chart:domain table:cell-range-address="Tabelle1.DH7:Tabelle1.DH11"/>
            <chart:data-point chart:repeated="5"/>
          </chart:series>
          <chart:series chart:style-name="ch14" chart:values-cell-range-address="Tabelle1.CY6:Tabelle1.CY10" chart:label-cell-address="Tabelle1.CQ4:Tabelle1.CQ4" chart:class="chart:scatter">
            <chart:domain table:cell-range-address="Tabelle1.CX6:Tabelle1.CX10"/>
            <chart:data-point chart:repeated="5"/>
          </chart:series>
          <chart:series chart:style-name="ch15" chart:values-cell-range-address="Tabelle1.CO6:Tabelle1.CO11" chart:label-cell-address="Tabelle1.CG4:Tabelle1.CG4" chart:class="chart:scatter">
            <chart:domain table:cell-range-address="Tabelle1.CN6:Tabelle1.CN11"/>
            <chart:data-point chart:repeated="6"/>
          </chart:series>
          <chart:series chart:style-name="ch16" chart:values-cell-range-address="Tabelle1.CD6:Tabelle1.CD10" chart:label-cell-address="Tabelle1.BV4:Tabelle1.BV4" chart:class="chart:scatter">
            <chart:domain table:cell-range-address="Tabelle1.CC6:Tabelle1.CC10"/>
            <chart:data-point chart:repeated="5"/>
          </chart:series>
          <chart:series chart:style-name="ch17" chart:values-cell-range-address="Tabelle1.V6:Tabelle1.V9" chart:label-cell-address="Tabelle1.O4:Tabelle1.O4" chart:class="chart:scatter">
            <chart:domain table:cell-range-address="Tabelle1.U6:Tabelle1.U10"/>
            <chart:data-point chart:repeated="5"/>
          </chart:series>
          <chart:series chart:style-name="ch18" chart:values-cell-range-address="Tabelle1.AF6:Tabelle1.AF10" chart:label-cell-address="Tabelle1.E4:Tabelle1.E4" chart:class="chart:scatter">
            <chart:domain table:cell-range-address="Tabelle1.AE6:Tabelle1.AE10"/>
            <chart:data-point chart:repeated="5"/>
          </chart:series>
          <chart:series chart:style-name="ch19" chart:values-cell-range-address="Tabelle1.AP6:Tabelle1.AP10" chart:label-cell-address="Tabelle1.AI4:Tabelle1.AI4" chart:class="chart:scatter">
            <chart:domain table:cell-range-address="Tabelle1.AO6:Tabelle1.AO10"/>
            <chart:data-point chart:repeated="5"/>
          </chart:series>
          <chart:series chart:style-name="ch20" chart:values-cell-range-address="Tabelle1.AZ6:Tabelle1.AZ9" chart:label-cell-address="Tabelle1.AR4:Tabelle1.AR4" chart:class="chart:scatter">
            <chart:domain table:cell-range-address="Tabelle1.AY6:Tabelle1.AY9"/>
            <chart:data-point chart:repeated="4"/>
          </chart:series>
          <chart:series chart:style-name="ch21" chart:values-cell-range-address="Tabelle1.BJ6:Tabelle1.BJ10" chart:label-cell-address="Tabelle1.BB4:Tabelle1.BB4" chart:class="chart:scatter">
            <chart:domain table:cell-range-address="Tabelle1.BI6:Tabelle1.BI10"/>
            <chart:data-point chart:repeated="5"/>
          </chart:series>
          <chart:series chart:style-name="ch22" chart:values-cell-range-address="Tabelle1.BT6:Tabelle1.BT10" chart:label-cell-address="Tabelle1.BL4:Tabelle1.BL4" chart:class="chart:scatter">
            <chart:domain table:cell-range-address="Tabelle1.BS6:Tabelle1.BS10"/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Cymria</text:p>
                <draw:g>
                  <svg:desc>Tabelle1.Y4:Tabelle1.Y4</svg:desc>
                </draw:g>
              </table:table-cell>
              <table:table-cell office:value-type="string">
                <text:p>Spalte GM</text:p>
              </table:table-cell>
              <table:table-cell office:value-type="string">
                <text:p>Tilidan</text:p>
                <draw:g>
                  <svg:desc>Tabelle1.GF6:Tabelle1.GF6</svg:desc>
                </draw:g>
              </table:table-cell>
              <table:table-cell office:value-type="string">
                <text:p>Spalte FH</text:p>
              </table:table-cell>
              <table:table-cell office:value-type="string">
                <text:p>Harpy</text:p>
                <draw:g>
                  <svg:desc>Tabelle1.FA5:Tabelle1.FA5</svg:desc>
                </draw:g>
              </table:table-cell>
              <table:table-cell office:value-type="string">
                <text:p>Spalte EW</text:p>
              </table:table-cell>
              <table:table-cell office:value-type="string">
                <text:p>Empire of Man</text:p>
                <draw:g>
                  <svg:desc>Tabelle1.EP5:Tabelle1.EP5</svg:desc>
                </draw:g>
              </table:table-cell>
              <table:table-cell office:value-type="string">
                <text:p>Spalte EB</text:p>
              </table:table-cell>
              <table:table-cell office:value-type="string">
                <text:p>Eastern Riverland</text:p>
                <draw:g>
                  <svg:desc>Tabelle1.DU5:Tabelle1.DU5</svg:desc>
                </draw:g>
              </table:table-cell>
              <table:table-cell office:value-type="string">
                <text:p>Spalte DR</text:p>
              </table:table-cell>
              <table:table-cell office:value-type="string">
                <text:p>Naga</text:p>
                <draw:g>
                  <svg:desc>Tabelle1.DK5:Tabelle1.DK5</svg:desc>
                </draw:g>
              </table:table-cell>
              <table:table-cell office:value-type="string">
                <text:p>Spalte DH</text:p>
              </table:table-cell>
              <table:table-cell office:value-type="string">
                <text:p>Tianing</text:p>
                <draw:g>
                  <svg:desc>Tabelle1.DA5:Tabelle1.DA5</svg:desc>
                </draw:g>
              </table:table-cell>
              <table:table-cell office:value-type="string">
                <text:p>Spalte CX</text:p>
              </table:table-cell>
              <table:table-cell office:value-type="string">
                <text:p>Varjojen</text:p>
                <draw:g>
                  <svg:desc>Tabelle1.CQ4:Tabelle1.CQ4</svg:desc>
                </draw:g>
              </table:table-cell>
              <table:table-cell office:value-type="string">
                <text:p>Spalte CN</text:p>
              </table:table-cell>
              <table:table-cell office:value-type="string">
                <text:p>Skagoi</text:p>
                <draw:g>
                  <svg:desc>Tabelle1.CG4:Tabelle1.CG4</svg:desc>
                </draw:g>
              </table:table-cell>
              <table:table-cell office:value-type="string">
                <text:p>Spalte CC</text:p>
              </table:table-cell>
              <table:table-cell office:value-type="string">
                <text:p>Zephyria</text:p>
                <draw:g>
                  <svg:desc>Tabelle1.BV4:Tabelle1.BV4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Undead</text:p>
                <draw:g>
                  <svg:desc>Tabelle1.O4:Tabelle1.O4</svg:desc>
                </draw:g>
              </table:table-cell>
              <table:table-cell office:value-type="string">
                <text:p>Spalte AE</text:p>
              </table:table-cell>
              <table:table-cell office:value-type="string">
                <text:p>Empire</text:p>
                <draw:g>
                  <svg:desc>Tabelle1.E4:Tabelle1.E4</svg:desc>
                </draw:g>
              </table:table-cell>
              <table:table-cell office:value-type="string">
                <text:p>Spalte AO</text:p>
              </table:table-cell>
              <table:table-cell office:value-type="string">
                <text:p>Elf</text:p>
                <draw:g>
                  <svg:desc>Tabelle1.AI4:Tabelle1.AI4</svg:desc>
                </draw:g>
              </table:table-cell>
              <table:table-cell office:value-type="string">
                <text:p>Spalte AY</text:p>
              </table:table-cell>
              <table:table-cell office:value-type="string">
                <text:p>Steppe</text:p>
                <draw:g>
                  <svg:desc>Tabelle1.AR4:Tabelle1.AR4</svg:desc>
                </draw:g>
              </table:table-cell>
              <table:table-cell office:value-type="string">
                <text:p>Spalte BI</text:p>
              </table:table-cell>
              <table:table-cell office:value-type="string">
                <text:p>Visatari</text:p>
                <draw:g>
                  <svg:desc>Tabelle1.BB4:Tabelle1.BB4</svg:desc>
                </draw:g>
              </table:table-cell>
              <table:table-cell office:value-type="string">
                <text:p>Spalte BS</text:p>
              </table:table-cell>
              <table:table-cell office:value-type="string">
                <text:p>Almodoazra</text:p>
                <draw:g>
                  <svg:desc>Tabelle1.BL4:Tabelle1.B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K6:Tabelle1.K10</svg:desc>
                </draw:g>
              </table:table-cell>
              <table:table-cell office:value-type="float" office:value="5">
                <text:p>5</text:p>
                <draw:g>
                  <svg:desc>Tabelle1.L6:Tabelle1.L10</svg:desc>
                </draw:g>
              </table:table-cell>
              <table:table-cell office:value-type="float" office:value="0">
                <text:p>0</text:p>
                <draw:g>
                  <svg:desc>Tabelle1.GM8:Tabelle1.GM12</svg:desc>
                </draw:g>
              </table:table-cell>
              <table:table-cell office:value-type="float" office:value="4">
                <text:p>4</text:p>
                <draw:g>
                  <svg:desc>Tabelle1.GN8:Tabelle1.GN12</svg:desc>
                </draw:g>
              </table:table-cell>
              <table:table-cell office:value-type="float" office:value="0">
                <text:p>0</text:p>
                <draw:g>
                  <svg:desc>Tabelle1.FH7:Tabelle1.FH10</svg:desc>
                </draw:g>
              </table:table-cell>
              <table:table-cell office:value-type="float" office:value="7">
                <text:p>7</text:p>
                <draw:g>
                  <svg:desc>Tabelle1.FI7:Tabelle1.FI10</svg:desc>
                </draw:g>
              </table:table-cell>
              <table:table-cell office:value-type="float" office:value="0">
                <text:p>0</text:p>
                <draw:g>
                  <svg:desc>Tabelle1.EW7:Tabelle1.EW11</svg:desc>
                </draw:g>
              </table:table-cell>
              <table:table-cell office:value-type="float" office:value="9">
                <text:p>9</text:p>
                <draw:g>
                  <svg:desc>Tabelle1.EX7:Tabelle1.EX11</svg:desc>
                </draw:g>
              </table:table-cell>
              <table:table-cell office:value-type="float" office:value="0">
                <text:p>0</text:p>
                <draw:g>
                  <svg:desc>Tabelle1.EB7:Tabelle1.EB11</svg:desc>
                </draw:g>
              </table:table-cell>
              <table:table-cell office:value-type="float" office:value="8">
                <text:p>8</text:p>
                <draw:g>
                  <svg:desc>Tabelle1.EC7:Tabelle1.EC11</svg:desc>
                </draw:g>
              </table:table-cell>
              <table:table-cell office:value-type="float" office:value="0">
                <text:p>0</text:p>
                <draw:g>
                  <svg:desc>Tabelle1.DR7:Tabelle1.DR11</svg:desc>
                </draw:g>
              </table:table-cell>
              <table:table-cell office:value-type="float" office:value="6">
                <text:p>6</text:p>
                <draw:g>
                  <svg:desc>Tabelle1.DS7:Tabelle1.DS11</svg:desc>
                </draw:g>
              </table:table-cell>
              <table:table-cell office:value-type="float" office:value="0">
                <text:p>0</text:p>
                <draw:g>
                  <svg:desc>Tabelle1.DH7:Tabelle1.DH11</svg:desc>
                </draw:g>
              </table:table-cell>
              <table:table-cell office:value-type="float" office:value="6">
                <text:p>6</text:p>
                <draw:g>
                  <svg:desc>Tabelle1.DI7:Tabelle1.DI11</svg:desc>
                </draw:g>
              </table:table-cell>
              <table:table-cell office:value-type="float" office:value="0">
                <text:p>0</text:p>
                <draw:g>
                  <svg:desc>Tabelle1.CX6:Tabelle1.CX10</svg:desc>
                </draw:g>
              </table:table-cell>
              <table:table-cell office:value-type="float" office:value="10">
                <text:p>10</text:p>
                <draw:g>
                  <svg:desc>Tabelle1.CY6:Tabelle1.CY10</svg:desc>
                </draw:g>
              </table:table-cell>
              <table:table-cell office:value-type="float" office:value="0">
                <text:p>0</text:p>
                <draw:g>
                  <svg:desc>Tabelle1.CN6:Tabelle1.CN11</svg:desc>
                </draw:g>
              </table:table-cell>
              <table:table-cell office:value-type="float" office:value="5">
                <text:p>5</text:p>
                <draw:g>
                  <svg:desc>Tabelle1.CO6:Tabelle1.CO11</svg:desc>
                </draw:g>
              </table:table-cell>
              <table:table-cell office:value-type="float" office:value="0">
                <text:p>0</text:p>
                <draw:g>
                  <svg:desc>Tabelle1.CC6:Tabelle1.CC10</svg:desc>
                </draw:g>
              </table:table-cell>
              <table:table-cell office:value-type="float" office:value="5">
                <text:p>5</text:p>
                <draw:g>
                  <svg:desc>Tabelle1.CD6:Tabelle1.CD10</svg:desc>
                </draw:g>
              </table:table-cell>
              <table:table-cell office:value-type="float" office:value="0">
                <text:p>0</text:p>
                <draw:g>
                  <svg:desc>Tabelle1.U6:Tabelle1.U10</svg:desc>
                </draw:g>
              </table:table-cell>
              <table:table-cell office:value-type="float" office:value="6">
                <text:p>6</text:p>
                <draw:g>
                  <svg:desc>Tabelle1.V6:Tabelle1.V9</svg:desc>
                </draw:g>
              </table:table-cell>
              <table:table-cell office:value-type="float" office:value="0">
                <text:p>0</text:p>
                <draw:g>
                  <svg:desc>Tabelle1.AE6:Tabelle1.AE10</svg:desc>
                </draw:g>
              </table:table-cell>
              <table:table-cell office:value-type="float" office:value="5">
                <text:p>5</text:p>
                <draw:g>
                  <svg:desc>Tabelle1.AF6:Tabelle1.AF10</svg:desc>
                </draw:g>
              </table:table-cell>
              <table:table-cell office:value-type="float" office:value="0">
                <text:p>0</text:p>
                <draw:g>
                  <svg:desc>Tabelle1.AO6:Tabelle1.AO10</svg:desc>
                </draw:g>
              </table:table-cell>
              <table:table-cell office:value-type="float" office:value="8">
                <text:p>8</text:p>
                <draw:g>
                  <svg:desc>Tabelle1.AP6:Tabelle1.AP10</svg:desc>
                </draw:g>
              </table:table-cell>
              <table:table-cell office:value-type="float" office:value="0">
                <text:p>0</text:p>
                <draw:g>
                  <svg:desc>Tabelle1.AY6:Tabelle1.AY9</svg:desc>
                </draw:g>
              </table:table-cell>
              <table:table-cell office:value-type="float" office:value="5">
                <text:p>5</text:p>
                <draw:g>
                  <svg:desc>Tabelle1.AZ6:Tabelle1.AZ9</svg:desc>
                </draw:g>
              </table:table-cell>
              <table:table-cell office:value-type="float" office:value="0">
                <text:p>0</text:p>
                <draw:g>
                  <svg:desc>Tabelle1.BI6:Tabelle1.BI10</svg:desc>
                </draw:g>
              </table:table-cell>
              <table:table-cell office:value-type="float" office:value="4">
                <text:p>4</text:p>
                <draw:g>
                  <svg:desc>Tabelle1.BJ6:Tabelle1.BJ10</svg:desc>
                </draw:g>
              </table:table-cell>
              <table:table-cell office:value-type="float" office:value="0">
                <text:p>0</text:p>
                <draw:g>
                  <svg:desc>Tabelle1.BS6:Tabelle1.BS10</svg:desc>
                </draw:g>
              </table:table-cell>
              <table:table-cell office:value-type="float" office:value="5">
                <text:p>5</text:p>
                <draw:g>
                  <svg:desc>Tabelle1.BT6:Tabelle1.B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7" style:family="chart">
      <style:graphic-properties svg:stroke-width="0.035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65cm" chart:symbol-height="0.6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47cm" chart:symbol-height="0.247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automatic" chart:symbol-width="0.175cm" chart:symbol-height="0.175cm"/>
      <style:graphic-properties svg:stroke-width="0.106cm" svg:stroke-color="#8599aa" draw:fill="none" draw:fill-color="#8599aa"/>
      <style:text-properties fo:font-size="10pt" style:font-size-asian="10pt" style:font-size-complex="10pt"/>
    </style:style>
    <style:style style:name="ch22" style:family="chart">
      <style:graphic-properties draw:stroke="solid" svg:stroke-width="0.026cm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28.703cm" svg:height="27.22cm" xlink:href=".." xlink:type="simple" chart:class="chart:scatter" chart:style-name="ch1">
        <chart:title svg:x="13.752cm" svg:y="0.68cm" chart:style-name="ch2">
          <text:p>Kaval</text:p>
        </chart:title>
        <chart:legend chart:legend-position="end" svg:x="25.11cm" svg:y="9.892cm" style:legend-expansion="high" chart:style-name="ch3"/>
        <chart:plot-area chart:style-name="ch4" table:cell-range-address="Tabelle1.CX15:Tabelle1.CY17 Tabelle1.CQ4:Tabelle1.CQ4 Tabelle1.GF6:Tabelle1.GF6 Tabelle1.GN16:Tabelle1.GN18 Tabelle1.FA5:Tabelle1.FA5 Tabelle1.FI14:Tabelle1.FI18 Tabelle1.EP5:Tabelle1.EP5 Tabelle1.EX14:Tabelle1.EX17 Tabelle1.DU5:Tabelle1.DU5 Tabelle1.EC13:Tabelle1.EC17 Tabelle1.DA5:Tabelle1.DA5 Tabelle1.DI13:Tabelle1.DI17 Tabelle1.CG4:Tabelle1.CG4 Tabelle1.CO14:Tabelle1.CO17 Tabelle1.BV4:Tabelle1.BV4 Tabelle1.CD12:Tabelle1.CD16 Tabelle1.BB4:Tabelle1.BB4 Tabelle1.BJ12:Tabelle1.BJ17 Tabelle1.O4:Tabelle1.O4 Tabelle1.V12:Tabelle1.V14 Tabelle1.Y4:Tabelle1.Y4 Tabelle1.AF12:Tabelle1.AF16 Tabelle1.AI4:Tabelle1.AI4 Tabelle1.AP12:Tabelle1.AP16 Tabelle1.AR4:Tabelle1.AR4 Tabelle1.AZ12:Tabelle1.AZ17 Tabelle1.BL4:Tabelle1.BL4 Tabelle1.BT12:Tabelle1.BT16" chart:data-source-has-labels="both" svg:x="1.083cm" svg:y="3.09cm" svg:width="22.936cm" svg:height="23.164cm">
          <chartooo:coordinate-region svg:x="1.652cm" svg:y="3.302cm" svg:width="22.207cm" svg:height="22.279cm"/>
          <chart:axis chart:dimension="x" chart:name="primary-x" chart:style-name="ch5" chartooo:axis-type="auto">
            <chart:categories table:cell-range-address="Tabelle1.CY15:Tabelle1.CY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CY15:Tabelle1.CY17" chart:label-cell-address="Tabelle1.CQ4:Tabelle1.CQ4" chart:class="chart:scatter">
            <chart:domain table:cell-range-address="Tabelle1.CX15:Tabelle1.CX17"/>
            <chart:data-point chart:repeated="3"/>
          </chart:series>
          <chart:series chart:style-name="ch9" chart:values-cell-range-address="Tabelle1.GN16:Tabelle1.GN18" chart:label-cell-address="Tabelle1.GF6:Tabelle1.GF6" chart:class="chart:scatter">
            <chart:domain table:cell-range-address="Tabelle1.GM16:Tabelle1.GM18"/>
            <chart:data-point chart:repeated="3"/>
          </chart:series>
          <chart:series chart:style-name="ch10" chart:values-cell-range-address="Tabelle1.FI14:Tabelle1.FI18" chart:label-cell-address="Tabelle1.FA5:Tabelle1.FA5" chart:class="chart:scatter">
            <chart:domain table:cell-range-address="Tabelle1.FH14:Tabelle1.FH18"/>
            <chart:data-point chart:repeated="5"/>
          </chart:series>
          <chart:series chart:style-name="ch11" chart:values-cell-range-address="Tabelle1.EX14:Tabelle1.EX17" chart:label-cell-address="Tabelle1.EP5:Tabelle1.EP5" chart:class="chart:scatter">
            <chart:domain table:cell-range-address="Tabelle1.EW14:Tabelle1.EW17"/>
            <chart:data-point chart:repeated="4"/>
          </chart:series>
          <chart:series chart:style-name="ch12" chart:values-cell-range-address="Tabelle1.EC13:Tabelle1.EC17" chart:label-cell-address="Tabelle1.DU5:Tabelle1.DU5" chart:class="chart:scatter">
            <chart:domain table:cell-range-address="Tabelle1.EB13:Tabelle1.EB17"/>
            <chart:data-point chart:repeated="5"/>
          </chart:series>
          <chart:series chart:style-name="ch13" chart:values-cell-range-address="Tabelle1.DI13:Tabelle1.DI17" chart:label-cell-address="Tabelle1.DA5:Tabelle1.DA5" chart:class="chart:scatter">
            <chart:domain table:cell-range-address="Tabelle1.DH13:Tabelle1.DH17"/>
            <chart:data-point chart:repeated="5"/>
          </chart:series>
          <chart:series chart:style-name="ch14" chart:values-cell-range-address="Tabelle1.CO14:Tabelle1.CO17" chart:label-cell-address="Tabelle1.CG4:Tabelle1.CG4" chart:class="chart:scatter">
            <chart:domain table:cell-range-address="Tabelle1.CN14:Tabelle1.CN17"/>
            <chart:data-point chart:repeated="4"/>
          </chart:series>
          <chart:series chart:style-name="ch15" chart:values-cell-range-address="Tabelle1.CD12:Tabelle1.CD16" chart:label-cell-address="Tabelle1.BV4:Tabelle1.BV4" chart:class="chart:scatter">
            <chart:domain table:cell-range-address="Tabelle1.CC12:Tabelle1.CC16"/>
            <chart:data-point chart:repeated="5"/>
          </chart:series>
          <chart:series chart:style-name="ch16" chart:values-cell-range-address="Tabelle1.BJ12:Tabelle1.BJ17" chart:label-cell-address="Tabelle1.BB4:Tabelle1.BB4" chart:class="chart:scatter">
            <chart:domain table:cell-range-address="Tabelle1.BI12:Tabelle1.BI17"/>
            <chart:data-point chart:repeated="6"/>
          </chart:series>
          <chart:series chart:style-name="ch17" chart:values-cell-range-address="Tabelle1.V12:Tabelle1.V14" chart:label-cell-address="Tabelle1.O4:Tabelle1.O4" chart:class="chart:scatter">
            <chart:domain table:cell-range-address="Tabelle1.U12:Tabelle1.U14"/>
            <chart:data-point chart:repeated="3"/>
          </chart:series>
          <chart:series chart:style-name="ch18" chart:values-cell-range-address="Tabelle1.AF12:Tabelle1.AF16" chart:label-cell-address="Tabelle1.Y4:Tabelle1.Y4" chart:class="chart:scatter">
            <chart:domain table:cell-range-address="Tabelle1.AE12:Tabelle1.AE16"/>
            <chart:data-point chart:repeated="5"/>
          </chart:series>
          <chart:series chart:style-name="ch19" chart:values-cell-range-address="Tabelle1.AP12:Tabelle1.AP16" chart:label-cell-address="Tabelle1.AI4:Tabelle1.AI4" chart:class="chart:scatter">
            <chart:domain table:cell-range-address="Tabelle1.AO12:Tabelle1.AO16"/>
            <chart:data-point chart:repeated="5"/>
          </chart:series>
          <chart:series chart:style-name="ch20" chart:values-cell-range-address="Tabelle1.AZ12:Tabelle1.AZ17" chart:label-cell-address="Tabelle1.AR4:Tabelle1.AR4" chart:class="chart:scatter">
            <chart:domain table:cell-range-address="Tabelle1.AY12:Tabelle1.AY17"/>
            <chart:data-point chart:repeated="6"/>
          </chart:series>
          <chart:series chart:style-name="ch21" chart:values-cell-range-address="Tabelle1.BT12:Tabelle1.BT16" chart:label-cell-address="Tabelle1.BL4:Tabelle1.BL4" chart:class="chart:scatter">
            <chart:domain table:cell-range-address="Tabelle1.BS12:Tabelle1.BS16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X</text:p>
              </table:table-cell>
              <table:table-cell office:value-type="string">
                <text:p>Varjojen</text:p>
                <draw:g>
                  <svg:desc>Tabelle1.CQ4:Tabelle1.CQ4</svg:desc>
                </draw:g>
              </table:table-cell>
              <table:table-cell office:value-type="string">
                <text:p>Spalte GM</text:p>
              </table:table-cell>
              <table:table-cell office:value-type="string">
                <text:p>Tilidan</text:p>
                <draw:g>
                  <svg:desc>Tabelle1.GF6:Tabelle1.GF6</svg:desc>
                </draw:g>
              </table:table-cell>
              <table:table-cell office:value-type="string">
                <text:p>Spalte FH</text:p>
              </table:table-cell>
              <table:table-cell office:value-type="string">
                <text:p>Harpy</text:p>
                <draw:g>
                  <svg:desc>Tabelle1.FA5:Tabelle1.FA5</svg:desc>
                </draw:g>
              </table:table-cell>
              <table:table-cell office:value-type="string">
                <text:p>Spalte EW</text:p>
              </table:table-cell>
              <table:table-cell office:value-type="string">
                <text:p>Empire of Man</text:p>
                <draw:g>
                  <svg:desc>Tabelle1.EP5:Tabelle1.EP5</svg:desc>
                </draw:g>
              </table:table-cell>
              <table:table-cell office:value-type="string">
                <text:p>Spalte EB</text:p>
              </table:table-cell>
              <table:table-cell office:value-type="string">
                <text:p>Eastern Riverland</text:p>
                <draw:g>
                  <svg:desc>Tabelle1.DU5:Tabelle1.DU5</svg:desc>
                </draw:g>
              </table:table-cell>
              <table:table-cell office:value-type="string">
                <text:p>Spalte DH</text:p>
              </table:table-cell>
              <table:table-cell office:value-type="string">
                <text:p>Tianing</text:p>
                <draw:g>
                  <svg:desc>Tabelle1.DA5:Tabelle1.DA5</svg:desc>
                </draw:g>
              </table:table-cell>
              <table:table-cell office:value-type="string">
                <text:p>Spalte CN</text:p>
              </table:table-cell>
              <table:table-cell office:value-type="string">
                <text:p>Skagoi</text:p>
                <draw:g>
                  <svg:desc>Tabelle1.CG4:Tabelle1.CG4</svg:desc>
                </draw:g>
              </table:table-cell>
              <table:table-cell office:value-type="string">
                <text:p>Spalte CC</text:p>
              </table:table-cell>
              <table:table-cell office:value-type="string">
                <text:p>Zephyria</text:p>
                <draw:g>
                  <svg:desc>Tabelle1.BV4:Tabelle1.BV4</svg:desc>
                </draw:g>
              </table:table-cell>
              <table:table-cell office:value-type="string">
                <text:p>Spalte BI</text:p>
              </table:table-cell>
              <table:table-cell office:value-type="string">
                <text:p>Visatari</text:p>
                <draw:g>
                  <svg:desc>Tabelle1.BB4:Tabelle1.BB4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Undead</text:p>
                <draw:g>
                  <svg:desc>Tabelle1.O4:Tabelle1.O4</svg:desc>
                </draw:g>
              </table:table-cell>
              <table:table-cell office:value-type="string">
                <text:p>Spalte AE</text:p>
              </table:table-cell>
              <table:table-cell office:value-type="string">
                <text:p>Cymria</text:p>
                <draw:g>
                  <svg:desc>Tabelle1.Y4:Tabelle1.Y4</svg:desc>
                </draw:g>
              </table:table-cell>
              <table:table-cell office:value-type="string">
                <text:p>Spalte AO</text:p>
              </table:table-cell>
              <table:table-cell office:value-type="string">
                <text:p>Elf</text:p>
                <draw:g>
                  <svg:desc>Tabelle1.AI4:Tabelle1.AI4</svg:desc>
                </draw:g>
              </table:table-cell>
              <table:table-cell office:value-type="string">
                <text:p>Spalte AY</text:p>
              </table:table-cell>
              <table:table-cell office:value-type="string">
                <text:p>Steppe</text:p>
                <draw:g>
                  <svg:desc>Tabelle1.AR4:Tabelle1.AR4</svg:desc>
                </draw:g>
              </table:table-cell>
              <table:table-cell office:value-type="string">
                <text:p>Spalte BS</text:p>
              </table:table-cell>
              <table:table-cell office:value-type="string">
                <text:p>Almodoazra</text:p>
                <draw:g>
                  <svg:desc>Tabelle1.BL4:Tabelle1.BL4</svg:desc>
                </draw:g>
              </table:table-cell>
            </table:table-row>
          </table:table-header-rows>
          <table:table-rows>
            <table:table-row>
              <table:table-cell office:value-type="float" office:value="17">
                <text:p>20</text:p>
                <draw:g>
                  <svg:desc>Tabelle1.CY15:Tabelle1.CY17</svg:desc>
                </draw:g>
              </table:table-cell>
              <table:table-cell office:value-type="float" office:value="15">
                <text:p>15</text:p>
                <draw:g>
                  <svg:desc>Tabelle1.CX15:Tabelle1.CX17</svg:desc>
                </draw:g>
              </table:table-cell>
              <table:table-cell office:value-type="float" office:value="17">
                <text:p>17</text:p>
                <draw:g>
                  <svg:desc>Tabelle1.CY15:Tabelle1.CY17</svg:desc>
                </draw:g>
              </table:table-cell>
              <table:table-cell office:value-type="float" office:value="12">
                <text:p>12</text:p>
                <draw:g>
                  <svg:desc>Tabelle1.GM16:Tabelle1.GM18</svg:desc>
                </draw:g>
              </table:table-cell>
              <table:table-cell office:value-type="float" office:value="11">
                <text:p>11</text:p>
                <draw:g>
                  <svg:desc>Tabelle1.GN16:Tabelle1.GN18</svg:desc>
                </draw:g>
              </table:table-cell>
              <table:table-cell office:value-type="float" office:value="0">
                <text:p>0</text:p>
                <draw:g>
                  <svg:desc>Tabelle1.FH14:Tabelle1.FH18</svg:desc>
                </draw:g>
              </table:table-cell>
              <table:table-cell office:value-type="float" office:value="10">
                <text:p>10</text:p>
                <draw:g>
                  <svg:desc>Tabelle1.FI14:Tabelle1.FI18</svg:desc>
                </draw:g>
              </table:table-cell>
              <table:table-cell office:value-type="float" office:value="0">
                <text:p>0</text:p>
                <draw:g>
                  <svg:desc>Tabelle1.EW14:Tabelle1.EW17</svg:desc>
                </draw:g>
              </table:table-cell>
              <table:table-cell office:value-type="float" office:value="9">
                <text:p>9</text:p>
                <draw:g>
                  <svg:desc>Tabelle1.EX14:Tabelle1.EX17</svg:desc>
                </draw:g>
              </table:table-cell>
              <table:table-cell office:value-type="float" office:value="0">
                <text:p>0</text:p>
                <draw:g>
                  <svg:desc>Tabelle1.EB13:Tabelle1.EB17</svg:desc>
                </draw:g>
              </table:table-cell>
              <table:table-cell office:value-type="float" office:value="8">
                <text:p>8</text:p>
                <draw:g>
                  <svg:desc>Tabelle1.EC13:Tabelle1.EC17</svg:desc>
                </draw:g>
              </table:table-cell>
              <table:table-cell office:value-type="float" office:value="0">
                <text:p>0</text:p>
                <draw:g>
                  <svg:desc>Tabelle1.DH13:Tabelle1.DH17</svg:desc>
                </draw:g>
              </table:table-cell>
              <table:table-cell office:value-type="float" office:value="7">
                <text:p>7</text:p>
                <draw:g>
                  <svg:desc>Tabelle1.DI13:Tabelle1.DI17</svg:desc>
                </draw:g>
              </table:table-cell>
              <table:table-cell office:value-type="float" office:value="8">
                <text:p>8</text:p>
                <draw:g>
                  <svg:desc>Tabelle1.CN14:Tabelle1.CN17</svg:desc>
                </draw:g>
              </table:table-cell>
              <table:table-cell office:value-type="float" office:value="8">
                <text:p>8</text:p>
                <draw:g>
                  <svg:desc>Tabelle1.CO14:Tabelle1.CO17</svg:desc>
                </draw:g>
              </table:table-cell>
              <table:table-cell office:value-type="float" office:value="0">
                <text:p>0</text:p>
                <draw:g>
                  <svg:desc>Tabelle1.CC12:Tabelle1.CC16</svg:desc>
                </draw:g>
              </table:table-cell>
              <table:table-cell office:value-type="float" office:value="8">
                <text:p>8</text:p>
                <draw:g>
                  <svg:desc>Tabelle1.CD12:Tabelle1.CD16</svg:desc>
                </draw:g>
              </table:table-cell>
              <table:table-cell office:value-type="float" office:value="0">
                <text:p>0</text:p>
                <draw:g>
                  <svg:desc>Tabelle1.BI12:Tabelle1.BI17</svg:desc>
                </draw:g>
              </table:table-cell>
              <table:table-cell office:value-type="float" office:value="7">
                <text:p>7</text:p>
                <draw:g>
                  <svg:desc>Tabelle1.BJ12:Tabelle1.BJ17</svg:desc>
                </draw:g>
              </table:table-cell>
              <table:table-cell office:value-type="float" office:value="8">
                <text:p>8</text:p>
                <draw:g>
                  <svg:desc>Tabelle1.U12:Tabelle1.U14</svg:desc>
                </draw:g>
              </table:table-cell>
              <table:table-cell office:value-type="float" office:value="12">
                <text:p>12</text:p>
                <draw:g>
                  <svg:desc>Tabelle1.V12:Tabelle1.V14</svg:desc>
                </draw:g>
              </table:table-cell>
              <table:table-cell office:value-type="float" office:value="0">
                <text:p>0</text:p>
                <draw:g>
                  <svg:desc>Tabelle1.AE12:Tabelle1.AE16</svg:desc>
                </draw:g>
              </table:table-cell>
              <table:table-cell office:value-type="float" office:value="6">
                <text:p>6</text:p>
                <draw:g>
                  <svg:desc>Tabelle1.AF12:Tabelle1.AF16</svg:desc>
                </draw:g>
              </table:table-cell>
              <table:table-cell office:value-type="float" office:value="0">
                <text:p>0</text:p>
                <draw:g>
                  <svg:desc>Tabelle1.AO12:Tabelle1.AO16</svg:desc>
                </draw:g>
              </table:table-cell>
              <table:table-cell office:value-type="float" office:value="9">
                <text:p>9</text:p>
                <draw:g>
                  <svg:desc>Tabelle1.AP12:Tabelle1.AP16</svg:desc>
                </draw:g>
              </table:table-cell>
              <table:table-cell office:value-type="float" office:value="0">
                <text:p>0</text:p>
                <draw:g>
                  <svg:desc>Tabelle1.AY12:Tabelle1.AY17</svg:desc>
                </draw:g>
              </table:table-cell>
              <table:table-cell office:value-type="float" office:value="9">
                <text:p>9</text:p>
                <draw:g>
                  <svg:desc>Tabelle1.AZ12:Tabelle1.AZ17</svg:desc>
                </draw:g>
              </table:table-cell>
              <table:table-cell office:value-type="float" office:value="0">
                <text:p>0</text:p>
                <draw:g>
                  <svg:desc>Tabelle1.BS12:Tabelle1.BS16</svg:desc>
                </draw:g>
              </table:table-cell>
              <table:table-cell office:value-type="float" office:value="8">
                <text:p>8</text:p>
                <draw:g>
                  <svg:desc>Tabelle1.BT12:Tabelle1.BT1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